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325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81"/>
    <style:style style:name="ce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5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style-name="ce1" office:value-type="percentage" office:value="0.3233" calcext:value-type="percentage">
            <text:p>32,33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style-name="ce1" office:value-type="percentage" office:value="0.26" calcext:value-type="percentage">
            <text:p>26,00%</text:p>
          </table:table-cell>
          <table:table-cell table:style-name="ce1" office:value-type="percentage" office:value="0.2733" calcext:value-type="percentage">
            <text:p>27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style-name="ce1" office:value-type="percentage" office:value="0.1067" calcext:value-type="percentage">
            <text:p>10,67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number-columns-repeated="2" table:style-name="ce1" office:value-type="percentage" office:value="0.08" calcext:value-type="percentage">
            <text:p>8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2133" calcext:value-type="percentage">
            <text:p>21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2" table:style-name="ce1" office:value-type="percentage" office:value="0.1033" calcext:value-type="percentage">
            <text:p>1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767" calcext:value-type="percentage">
            <text:p>7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1" table:formula="of:=AVERAGE([.H2:.H11])" office:value-type="percentage" office:value="0.12233" calcext:value-type="percentage">
            <text:p>12,23%</text:p>
          </table:table-cell>
          <table:table-cell table:style-name="ce1" table:formula="of:=AVERAGE([.I2:.I11])" office:value-type="percentage" office:value="0.16833" calcext:value-type="percentage">
            <text:p>16,83%</text:p>
          </table:table-cell>
          <table:table-cell table:style-name="ce1" table:formula="of:=AVERAGE([.J2:.J11])" office:value-type="percentage" office:value="0.16466" calcext:value-type="percentage">
            <text:p>16,47%</text:p>
          </table:table-cell>
          <table:table-cell table:style-name="ce1" table:formula="of:=AVERAGE([.K2:.K11])" office:value-type="percentage" office:value="0.14566" calcext:value-type="percentage">
            <text:p>14,5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3449" calcext:value-type="percentage">
            <text:p>34,49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style-name="ce1" office:value-type="percentage" office:value="0.0785" calcext:value-type="percentage">
            <text:p>7,85%</text:p>
          </table:table-cell>
          <table:table-cell table:style-name="ce1" office:value-type="percentage" office:value="0.0796" calcext:value-type="percentage">
            <text:p>7,9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575" calcext:value-type="percentage">
            <text:p>15,75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403" calcext:value-type="percentage">
            <text:p>14,0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2014" calcext:value-type="percentage">
            <text:p>20,14%</text:p>
          </table:table-cell>
          <table:table-cell office:value-type="percentage" office:value="0.2048" calcext:value-type="percentage">
            <text:p>20,48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93" calcext:value-type="percentage">
            <text:p>19,3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2"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032" calcext:value-type="percentage">
            <text:p>10,3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1353" calcext:value-type="percentage">
            <text:p>13,53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651" calcext:value-type="percentage">
            <text:p>16,5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343" calcext:value-type="percentage">
            <text:p>23,43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629" calcext:value-type="percentage">
            <text:p>6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3169" calcext:value-type="percentage">
            <text:p>31,69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129" calcext:value-type="percentage">
            <text:p>21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415" calcext:value-type="percentage">
            <text:p>24,15%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15" calcext:value-type="percentage">
            <text:p>11,5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177" calcext:value-type="percentage">
            <text:p>11,77%</text:p>
          </table:table-cell>
          <table:table-cell table:number-columns-repeated="2" office:value-type="percentage" office:value="0.1118" calcext:value-type="percentage">
            <text:p>11,1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599" calcext:value-type="percentage">
            <text:p>35,99%</text:p>
          </table:table-cell>
          <table:table-cell office:value-type="percentage" office:value="0.244" calcext:value-type="percentage">
            <text:p>24,4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2319" calcext:value-type="percentage">
            <text:p>23,19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1441" calcext:value-type="percentage">
            <text:p>14,41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3314" calcext:value-type="percentage">
            <text:p>33,31%</text:p>
          </table:table-cell>
          <table:table-cell table:style-name="ce1" table:formula="of:=AVERAGE([.D15:.D24])" office:value-type="percentage" office:value="0.23608" calcext:value-type="percentage">
            <text:p>23,61%</text:p>
          </table:table-cell>
          <table:table-cell table:style-name="ce1" table:formula="of:=AVERAGE([.E15:.E24])" office:value-type="percentage" office:value="0.22763" calcext:value-type="percentage">
            <text:p>22,76%</text:p>
          </table:table-cell>
          <table:table-cell table:style-name="ce1" table:number-columns-repeated="2"/>
          <table:table-cell table:style-name="ce1" table:formula="of:=AVERAGE([.H15:.H24])" office:value-type="percentage" office:value="0.33421" calcext:value-type="percentage">
            <text:p>33,42%</text:p>
          </table:table-cell>
          <table:table-cell table:style-name="ce1" table:formula="of:=AVERAGE([.I15:.I24])" office:value-type="percentage" office:value="0.13348" calcext:value-type="percentage">
            <text:p>13,35%</text:p>
          </table:table-cell>
          <table:table-cell table:style-name="ce1" table:formula="of:=AVERAGE([.J15:.J24])" office:value-type="percentage" office:value="0.12651" calcext:value-type="percentage">
            <text:p>12,65%</text:p>
          </table:table-cell>
          <table:table-cell table:style-name="ce1" table:formula="of:=AVERAGE([.K15:.K24])" office:value-type="percentage" office:value="0.13242" calcext:value-type="percentage">
            <text:p>13,2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style-name="ce1" office:value-type="percentage" office:value="0.6276" calcext:value-type="percentage">
            <text:p>62,76%</text:p>
          </table:table-cell>
          <table:table-cell table:style-name="ce1" office:value-type="percentage" office:value="0.6368" calcext:value-type="percentage">
            <text:p>63,68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style-name="ce1" office:value-type="percentage" office:value="0.5161" calcext:value-type="percentage">
            <text:p>51,61%</text:p>
          </table:table-cell>
          <table:table-cell table:style-name="ce1" office:value-type="percentage" office:value="0.4747" calcext:value-type="percentage">
            <text:p>47,47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/>
          <table:table-cell office:value-type="percentage" office:value="0.4705" calcext:value-type="percentage">
            <text:p>47,05%</text:p>
          </table:table-cell>
          <table:table-cell office:value-type="percentage" office:value="0.4514" calcext:value-type="percentage">
            <text:p>45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4862" calcext:value-type="percentage">
            <text:p>48,62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/>
          <table:table-cell office:value-type="percentage" office:value="0.4571" calcext:value-type="percentage">
            <text:p>45,71%</text:p>
          </table:table-cell>
          <table:table-cell office:value-type="percentage" office:value="0.4695" calcext:value-type="percentage">
            <text:p>46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4874" calcext:value-type="percentage">
            <text:p>48,74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/>
          <table:table-cell office:value-type="percentage" office:value="0.2305" calcext:value-type="percentage">
            <text:p>23,05%</text:p>
          </table:table-cell>
          <table:table-cell office:value-type="percentage" office:value="0.2029" calcext:value-type="percentage">
            <text:p>20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195" calcext:value-type="percentage">
            <text:p>51,95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4524" calcext:value-type="percentage">
            <text:p>45,24%</text:p>
          </table:table-cell>
          <table:table-cell office:value-type="percentage" office:value="0.3686" calcext:value-type="percentage">
            <text:p>36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5195" calcext:value-type="percentage">
            <text:p>51,95%</text:p>
          </table:table-cell>
          <table:table-cell office:value-type="percentage" office:value="0.308" calcext:value-type="percentage">
            <text:p>30,80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/>
          <table:table-cell office:value-type="percentage" office:value="0.4543" calcext:value-type="percentage">
            <text:p>45,43%</text:p>
          </table:table-cell>
          <table:table-cell office:value-type="percentage" office:value="0.399" calcext:value-type="percentage">
            <text:p>39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5345" calcext:value-type="percentage">
            <text:p>53,45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/>
          <table:table-cell office:value-type="percentage" office:value="0.2971" calcext:value-type="percentage">
            <text:p>29,71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138" calcext:value-type="percentage">
            <text:p>41,38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/>
          <table:table-cell office:value-type="percentage" office:value="0.3962" calcext:value-type="percentage">
            <text:p>39,62%</text:p>
          </table:table-cell>
          <table:table-cell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table:number-columns-repeated="2"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/>
          <table:table-cell office:value-type="percentage" office:value="0.3819" calcext:value-type="percentage">
            <text:p>38,19%</text:p>
          </table:table-cell>
          <table:table-cell office:value-type="percentage" office:value="0.3876" calcext:value-type="percentage">
            <text:p>38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253" calcext:value-type="percentage">
            <text:p>52,53%</text:p>
          </table:table-cell>
          <table:table-cell office:value-type="percentage" office:value="0.5655" calcext:value-type="percentage">
            <text:p>56,55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/>
          <table:table-cell table:number-columns-repeated="2" office:value-type="percentage" office:value="0.3629" calcext:value-type="percentage">
            <text:p>36,2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percentage" office:value="0.49771" calcext:value-type="percentage">
            <text:p>49,77%</text:p>
          </table:table-cell>
          <table:table-cell table:style-name="ce1" table:formula="of:=AVERAGE([.E27:.E36])" office:value-type="percentage" office:value="0.48977" calcext:value-type="percentage">
            <text:p>48,98%</text:p>
          </table:table-cell>
          <table:table-cell table:style-name="ce1" table:number-columns-repeated="2"/>
          <table:table-cell table:style-name="ce1" table:formula="of:=AVERAGE([.H27:.H36])" office:value-type="percentage" office:value="0.62343" calcext:value-type="percentage">
            <text:p>62,34%</text:p>
          </table:table-cell>
          <table:table-cell table:style-name="ce1" table:formula="of:=AVERAGE([.I27:.I36])" office:value-type="percentage" office:value="0.7143" calcext:value-type="percentage">
            <text:p>71,43%</text:p>
          </table:table-cell>
          <table:table-cell table:style-name="ce1" table:formula="of:=AVERAGE([.J27:.J36])" office:value-type="percentage" office:value="0.38239" calcext:value-type="percentage">
            <text:p>38,24%</text:p>
          </table:table-cell>
          <table:table-cell table:style-name="ce1" table:formula="of:=AVERAGE([.K27:.K36])" office:value-type="percentage" office:value="0.36171" calcext:value-type="percentage">
            <text:p>36,1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style-name="ce1" office:value-type="percentage" office:value="0.4127" calcext:value-type="percentage">
            <text:p>41,27%</text:p>
          </table:table-cell>
          <table:table-cell table:style-name="ce1" office:value-type="percentage" office:value="0.2746" calcext:value-type="percentage">
            <text:p>27,46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923" calcext:value-type="percentage">
            <text:p>39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style-name="ce1" office:value-type="percentage" office:value="0.7413" calcext:value-type="percentage">
            <text:p>74,13%</text:p>
          </table:table-cell>
          <table:table-cell table:style-name="ce1" office:value-type="percentage" office:value="0.6683" calcext:value-type="percentage">
            <text:p>66,83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2718" calcext:value-type="percentage">
            <text:p>27,18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style-name="ce1" office:value-type="percentage" office:value="0.5111" calcext:value-type="percentage">
            <text:p>51,11%</text:p>
          </table:table-cell>
          <table:table-cell table:style-name="ce1" office:value-type="percentage" office:value="0.5921" calcext:value-type="percentage">
            <text:p>59,21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87" calcext:value-type="percentage">
            <text:p>55,87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2052" calcext:value-type="percentage">
            <text:p>20,5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5968" calcext:value-type="percentage">
            <text:p>59,68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308" calcext:value-type="percentage">
            <text:p>53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4714" calcext:value-type="percentage">
            <text:p>47,14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846" calcext:value-type="percentage">
            <text:p>38,4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4317" calcext:value-type="percentage">
            <text:p>43,17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2923" calcext:value-type="percentage">
            <text:p>29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3556" calcext:value-type="percentage">
            <text:p>35,56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2795" calcext:value-type="percentage">
            <text:p>27,95%</text:p>
          </table:table-cell>
          <table:table-cell office:value-type="percentage" office:value="0.2487" calcext:value-type="percentage">
            <text:p>24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office:value-type="percentage" office:value="0.2635" calcext:value-type="percentage">
            <text:p>26,35%</text:p>
          </table:table-cell>
          <table:table-cell office:value-type="percentage" office:value="0.319" calcext:value-type="percentage">
            <text:p>31,90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2" office:value-type="percentage" office:value="0.3615" calcext:value-type="percentage">
            <text:p>36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6524" calcext:value-type="percentage">
            <text:p>65,24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office:value-type="percentage" office:value="0.4436" calcext:value-type="percentage">
            <text:p>44,36%</text:p>
          </table:table-cell>
          <table:table-cell office:value-type="percentage" office:value="0.4462" calcext:value-type="percentage">
            <text:p>44,62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percentage" office:value="0.46891" calcext:value-type="percentage">
            <text:p>46,89%</text:p>
          </table:table-cell>
          <table:table-cell table:style-name="ce1" table:formula="of:=AVERAGE([.E39:.E48])" office:value-type="percentage" office:value="0.49206" calcext:value-type="percentage">
            <text:p>49,21%</text:p>
          </table:table-cell>
          <table:table-cell table:style-name="ce1" table:number-columns-repeated="2"/>
          <table:table-cell table:style-name="ce1" table:formula="of:=AVERAGE([.H39:.H48])" office:value-type="percentage" office:value="0.6436" calcext:value-type="percentage">
            <text:p>64,36%</text:p>
          </table:table-cell>
          <table:table-cell table:style-name="ce1" table:formula="of:=AVERAGE([.I39:.I48])" office:value-type="percentage" office:value="0.33332" calcext:value-type="percentage">
            <text:p>33,33%</text:p>
          </table:table-cell>
          <table:table-cell table:style-name="ce1" table:formula="of:=AVERAGE([.J39:.J48])" office:value-type="percentage" office:value="0.33616" calcext:value-type="percentage">
            <text:p>33,62%</text:p>
          </table:table-cell>
          <table:table-cell table:style-name="ce1" table:formula="of:=AVERAGE([.K39:.K48])" office:value-type="percentage" office:value="0.33872" calcext:value-type="percentage">
            <text:p>33,8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number-columns-repeated="2" table:style-name="ce1" office:value-type="percentage" office:value="0.2321" calcext:value-type="percentage">
            <text:p>23,21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style-name="ce1" office:value-type="percentage" office:value="0.0464" calcext:value-type="percentage">
            <text:p>4,64%</text:p>
          </table:table-cell>
          <table:table-cell table:style-name="ce1" office:value-type="percentage" office:value="0.0391" calcext:value-type="percentage">
            <text:p>3,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style-name="ce1" office:value-type="percentage" office:value="0.1099" calcext:value-type="percentage">
            <text:p>10,99%</text:p>
          </table:table-cell>
          <table:table-cell table:style-name="ce1"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/>
          <table:table-cell table:style-name="ce1" office:value-type="percentage" office:value="0.0435" calcext:value-type="percentage">
            <text:p>4,35%</text:p>
          </table:table-cell>
          <table:table-cell table:style-name="ce1" office:value-type="percentage" office:value="0.0449" calcext:value-type="percentage">
            <text:p>4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841" calcext:value-type="percentage">
            <text:p>8,41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table:number-columns-repeated="2"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/>
          <table:table-cell table:number-columns-repeated="2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1136" calcext:value-type="percentage">
            <text:p>11,36%</text:p>
          </table:table-cell>
          <table:table-cell office:value-type="percentage" office:value="0.1716" calcext:value-type="percentage">
            <text:p>17,16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/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27" calcext:value-type="percentage">
            <text:p>18,27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/>
          <table:table-cell office:value-type="percentage" office:value="0.0203" calcext:value-type="percentage">
            <text:p>2,03%</text:p>
          </table:table-cell>
          <table:table-cell office:value-type="percentage" office:value="0.071" calcext:value-type="percentage">
            <text:p>7,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593" calcext:value-type="percentage">
            <text:p>25,93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/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593" calcext:value-type="percentage">
            <text:p>15,93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/>
          <table:table-cell office:value-type="percentage" office:value="0.0986" calcext:value-type="percentage">
            <text:p>9,86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593" calcext:value-type="percentage">
            <text:p>25,93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/>
          <table:table-cell office:value-type="percentage" office:value="0.0551" calcext:value-type="percentage">
            <text:p>5,51%</text:p>
          </table:table-cell>
          <table:table-cell office:value-type="percentage" office:value="0.0014" calcext:value-type="percentage">
            <text:p>0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84" calcext:value-type="percentage">
            <text:p>18,40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/>
          <table:table-cell office:value-type="percentage" office:value="0.0087" calcext:value-type="percentage">
            <text:p>0,87%</text:p>
          </table:table-cell>
          <table:table-cell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percentage" office:value="0.15913" calcext:value-type="percentage">
            <text:p>15,91%</text:p>
          </table:table-cell>
          <table:table-cell table:style-name="ce1" table:formula="of:=AVERAGE([.E52:.E61])" office:value-type="percentage" office:value="0.17865" calcext:value-type="percentage">
            <text:p>17,87%</text:p>
          </table:table-cell>
          <table:table-cell table:style-name="ce1" table:number-columns-repeated="2"/>
          <table:table-cell table:style-name="ce1" table:formula="of:=AVERAGE([.H52:.H61])" office:value-type="percentage" office:value="0.0613" calcext:value-type="percentage">
            <text:p>6,13%</text:p>
          </table:table-cell>
          <table:table-cell table:style-name="ce1" table:formula="of:=AVERAGE([.I52:.I61])" office:value-type="percentage" office:value="0.1008" calcext:value-type="percentage">
            <text:p>10,08%</text:p>
          </table:table-cell>
          <table:table-cell table:style-name="ce1" table:formula="of:=AVERAGE([.J52:.J61])" office:value-type="percentage" office:value="0.0477" calcext:value-type="percentage">
            <text:p>4,77%</text:p>
          </table:table-cell>
          <table:table-cell table:style-name="ce1" table:formula="of:=AVERAGE([.K52:.K61])" office:value-type="percentage" office:value="0.04623" calcext:value-type="percentage">
            <text:p>4,62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695" calcext:value-type="percentage">
            <text:p>6,95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style-name="ce1" office:value-type="percentage" office:value="0.2539" calcext:value-type="percentage">
            <text:p>25,39%</text:p>
          </table:table-cell>
          <table:table-cell table:style-name="ce1" office:value-type="percentage" office:value="0.1608" calcext:value-type="percentage">
            <text:p>16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2"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2745" calcext:value-type="percentage">
            <text:p>2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419" calcext:value-type="percentage">
            <text:p>14,19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49" calcext:value-type="percentage">
            <text:p>44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2"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637" calcext:value-type="percentage">
            <text:p>26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186" calcext:value-type="percentage">
            <text:p>11,86%</text:p>
          </table:table-cell>
          <table:table-cell office:value-type="percentage" office:value="0.1902" calcext:value-type="percentage">
            <text:p>19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62" calcext:value-type="percentage">
            <text:p>11,62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3235" calcext:value-type="percentage">
            <text:p>32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1162" calcext:value-type="percentage">
            <text:p>11,62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0257" calcext:value-type="percentage">
            <text:p>2,57%</text:p>
          </table:table-cell>
          <table:table-cell office:value-type="percentage" office:value="0.0257" calcext:value-type="percentage">
            <text:p>2,57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716" calcext:value-type="percentage">
            <text:p>27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706" calcext:value-type="percentage">
            <text:p>27,0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972" calcext:value-type="percentage">
            <text:p>17,97%</text:p>
          </table:table-cell>
          <table:table-cell table:style-name="ce1" table:formula="of:=AVERAGE([.D65:.D74])" office:value-type="percentage" office:value="0.08638" calcext:value-type="percentage">
            <text:p>8,64%</text:p>
          </table:table-cell>
          <table:table-cell table:style-name="ce1" table:formula="of:=AVERAGE([.E65:.E74])" office:value-type="percentage" office:value="0.07713" calcext:value-type="percentage">
            <text:p>7,71%</text:p>
          </table:table-cell>
          <table:table-cell table:style-name="ce1" table:number-columns-repeated="2"/>
          <table:table-cell table:style-name="ce1" table:formula="of:=AVERAGE([.H65:.H74])" office:value-type="percentage" office:value="0.30843" calcext:value-type="percentage">
            <text:p>30,84%</text:p>
          </table:table-cell>
          <table:table-cell table:style-name="ce1" table:formula="of:=AVERAGE([.I65:.I74])" office:value-type="percentage" office:value="0.28255" calcext:value-type="percentage">
            <text:p>28,26%</text:p>
          </table:table-cell>
          <table:table-cell table:style-name="ce1" table:formula="of:=AVERAGE([.J65:.J74])" office:value-type="percentage" office:value="0.27362" calcext:value-type="percentage">
            <text:p>27,36%</text:p>
          </table:table-cell>
          <table:table-cell table:style-name="ce1" table:formula="of:=AVERAGE([.K65:.K74])" office:value-type="percentage" office:value="0.2649" calcext:value-type="percentage">
            <text:p>26,4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2" office:value-type="percentage" office:value="0.1598" calcext:value-type="percentage">
            <text:p>15,98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96" calcext:value-type="percentage">
            <text:p>15,9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859" calcext:value-type="percentage">
            <text:p>18,59%</text:p>
          </table:table-cell>
          <table:table-cell office:value-type="percentage" office:value="0.2016" calcext:value-type="percentage">
            <text:p>20,16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2" office:value-type="percentage" office:value="0.2072" calcext:value-type="percentage">
            <text:p>20,72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772" calcext:value-type="percentage">
            <text:p>17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2" office:value-type="percentage" office:value="0.214" calcext:value-type="percentage">
            <text:p>21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088" calcext:value-type="percentage">
            <text:p>10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1908" calcext:value-type="percentage">
            <text:p>19,08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772" calcext:value-type="percentage">
            <text:p>7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498" calcext:value-type="percentage">
            <text:p>14,98%</text:p>
          </table:table-cell>
          <table:table-cell table:number-columns-repeated="2" office:value-type="percentage" office:value="0.1502" calcext:value-type="percentage">
            <text:p>15,02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207" calcext:value-type="percentage">
            <text:p>20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1932" calcext:value-type="percentage">
            <text:p>19,32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1649" calcext:value-type="percentage">
            <text:p>16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12" calcext:value-type="percentage">
            <text:p>11,20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614" calcext:value-type="percentage">
            <text:p>6,14%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1088" calcext:value-type="percentage">
            <text:p>10,8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864" calcext:value-type="percentage">
            <text:p>17,86%</text:p>
          </table:table-cell>
          <table:table-cell table:style-name="ce1" table:formula="of:=AVERAGE([.D78:.D87])" office:value-type="percentage" office:value="0.17172" calcext:value-type="percentage">
            <text:p>17,17%</text:p>
          </table:table-cell>
          <table:table-cell table:style-name="ce1" table:formula="of:=AVERAGE([.E78:.E87])" office:value-type="percentage" office:value="0.17051" calcext:value-type="percentage">
            <text:p>17,05%</text:p>
          </table:table-cell>
          <table:table-cell table:style-name="ce1" table:number-columns-repeated="2"/>
          <table:table-cell table:style-name="ce1" table:formula="of:=AVERAGE([.H78:.H87])" office:value-type="percentage" office:value="0.17405" calcext:value-type="percentage">
            <text:p>17,41%</text:p>
          </table:table-cell>
          <table:table-cell table:style-name="ce1" table:formula="of:=AVERAGE([.I78:.I87])" office:value-type="percentage" office:value="0.16755" calcext:value-type="percentage">
            <text:p>16,76%</text:p>
          </table:table-cell>
          <table:table-cell table:style-name="ce1" table:formula="of:=AVERAGE([.J78:.J87])" office:value-type="percentage" office:value="0.15507" calcext:value-type="percentage">
            <text:p>15,51%</text:p>
          </table:table-cell>
          <table:table-cell table:style-name="ce1" table:formula="of:=AVERAGE([.K78:.K87])" office:value-type="percentage" office:value="0.16789" calcext:value-type="percentage">
            <text:p>16,7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254" calcext:value-type="percentage">
            <text:p>22,54%</text:p>
          </table:table-cell>
          <table:table-cell office:value-type="percentage" office:value="0.2316" calcext:value-type="percentage">
            <text:p>23,16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815" calcext:value-type="percentage">
            <text:p>8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2" office:value-type="percentage" office:value="0.2518" calcext:value-type="percentage">
            <text:p>25,1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698" calcext:value-type="percentage">
            <text:p>6,98%</text:p>
          </table:table-cell>
          <table:table-cell office:value-type="percentage" office:value="0.0858" calcext:value-type="percentage">
            <text:p>8,5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614" calcext:value-type="percentage">
            <text:p>26,14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123" calcext:value-type="percentage">
            <text:p>1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596" calcext:value-type="percentage">
            <text:p>15,96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23" calcext:value-type="percentage">
            <text:p>1,23%</text:p>
          </table:table-cell>
          <table:table-cell office:value-type="percentage" office:value="0.0216" calcext:value-type="percentage">
            <text:p>2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461" calcext:value-type="percentage">
            <text:p>14,61%</text:p>
          </table:table-cell>
          <table:table-cell office:value-type="percentage" office:value="0.1504" calcext:value-type="percentage">
            <text:p>15,04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63" calcext:value-type="percentage">
            <text:p>4,63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537" calcext:value-type="percentage">
            <text:p>5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2632" calcext:value-type="percentage">
            <text:p>26,32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2" office:value-type="percentage" office:value="0.2232" calcext:value-type="percentage">
            <text:p>22,32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81" calcext:value-type="percentage">
            <text:p>4,81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842" calcext:value-type="percentage">
            <text:p>28,42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481" calcext:value-type="percentage">
            <text:p>4,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654" calcext:value-type="percentage">
            <text:p>26,54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265" calcext:value-type="percentage">
            <text:p>2,65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289" calcext:value-type="percentage">
            <text:p>28,90%</text:p>
          </table:table-cell>
          <table:table-cell office:value-type="percentage" office:value="0.2873" calcext:value-type="percentage">
            <text:p>28,73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883" calcext:value-type="percentage">
            <text:p>8,8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4056" calcext:value-type="percentage">
            <text:p>24,06%</text:p>
          </table:table-cell>
          <table:table-cell table:style-name="ce1" table:formula="of:=AVERAGE([.D91:.D100])" office:value-type="percentage" office:value="0.23605" calcext:value-type="percentage">
            <text:p>23,61%</text:p>
          </table:table-cell>
          <table:table-cell table:style-name="ce1" table:formula="of:=AVERAGE([.E91:.E100])" office:value-type="percentage" office:value="0.23781" calcext:value-type="percentage">
            <text:p>23,78%</text:p>
          </table:table-cell>
          <table:table-cell table:style-name="ce1" table:number-columns-repeated="2"/>
          <table:table-cell table:style-name="ce1" table:formula="of:=AVERAGE([.H91:.H100])" office:value-type="percentage" office:value="0.07038" calcext:value-type="percentage">
            <text:p>7,04%</text:p>
          </table:table-cell>
          <table:table-cell table:style-name="ce1" table:formula="of:=AVERAGE([.I91:.I100])" office:value-type="percentage" office:value="0.04777" calcext:value-type="percentage">
            <text:p>4,78%</text:p>
          </table:table-cell>
          <table:table-cell table:style-name="ce1" table:formula="of:=AVERAGE([.J91:.J100])" office:value-type="percentage" office:value="0.0521" calcext:value-type="percentage">
            <text:p>5,21%</text:p>
          </table:table-cell>
          <table:table-cell table:style-name="ce1" table:formula="of:=AVERAGE([.K91:.K100])" office:value-type="percentage" office:value="0.05678" calcext:value-type="percentage">
            <text:p>5,6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828" calcext:value-type="percentage">
            <text:p>28,28%</text:p>
          </table:table-cell>
          <table:table-cell table:number-columns-repeated="2"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22" calcext:value-type="percentage">
            <text:p>30,22%</text:p>
          </table:table-cell>
          <table:table-cell table:number-columns-repeated="2" office:value-type="percentage" office:value="0.322" calcext:value-type="percentage">
            <text:p>32,20%</text:p>
          </table:table-cell>
          <table:table-cell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914" calcext:value-type="percentage">
            <text:p>29,14%</text:p>
          </table:table-cell>
          <table:table-cell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15" calcext:value-type="percentage">
            <text:p>22,15%</text:p>
          </table:table-cell>
          <table:table-cell table:number-columns-repeated="2"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231" calcext:value-type="percentage">
            <text:p>32,31%</text:p>
          </table:table-cell>
          <table:table-cell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31791" calcext:value-type="percentage">
            <text:p>31,79%</text:p>
          </table:table-cell>
          <table:table-cell table:style-name="ce1" table:formula="of:=AVERAGE([.D104:.D113])" office:value-type="percentage" office:value="0.26075" calcext:value-type="percentage">
            <text:p>26,08%</text:p>
          </table:table-cell>
          <table:table-cell table:style-name="ce1" table:formula="of:=AVERAGE([.E104:.E113])" office:value-type="percentage" office:value="0.25978" calcext:value-type="percentage">
            <text:p>25,98%</text:p>
          </table:table-cell>
          <table:table-cell table:style-name="ce1" table:number-columns-repeated="2"/>
          <table:table-cell table:style-name="ce1" table:formula="of:=AVERAGE([.H104:.H113])" office:value-type="percentage" office:value="0.21653" calcext:value-type="percentage">
            <text:p>21,65%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681" calcext:value-type="percentage">
            <text:p>26,81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872" calcext:value-type="percentage">
            <text:p>38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319" calcext:value-type="percentage">
            <text:p>33,19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office:value-type="percentage" office:value="0.5354" calcext:value-type="percentage">
            <text:p>53,54%</text:p>
          </table:table-cell>
          <table:table-cell office:value-type="percentage" office:value="0.3841" calcext:value-type="percentage">
            <text:p>38,41%</text:p>
          </table:table-cell>
          <table:table-cell office:value-type="percentage" office:value="0.4087" calcext:value-type="percentage">
            <text:p>40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5061" calcext:value-type="percentage">
            <text:p>50,61%</text:p>
          </table:table-cell>
          <table:table-cell office:value-type="percentage" office:value="0.4545" calcext:value-type="percentage">
            <text:p>45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819" calcext:value-type="percentage">
            <text:p>28,19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office:value-type="percentage" office:value="0.4919" calcext:value-type="percentage">
            <text:p>49,19%</text:p>
          </table:table-cell>
          <table:table-cell office:value-type="percentage" office:value="0.3932" calcext:value-type="percentage">
            <text:p>39,32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office:value-type="percentage" office:value="0.5141" calcext:value-type="percentage">
            <text:p>51,41%</text:p>
          </table:table-cell>
          <table:table-cell office:value-type="percentage" office:value="0.5675" calcext:value-type="percentage">
            <text:p>56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384" calcext:value-type="percentage">
            <text:p>23,84%</text:p>
          </table:table-cell>
          <table:table-cell office:value-type="percentage" office:value="0.2152" calcext:value-type="percentage">
            <text:p>21,52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877" calcext:value-type="percentage">
            <text:p>48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17" calcext:value-type="percentage">
            <text:p>48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office:value-type="percentage" office:value="0.5313" calcext:value-type="percentage">
            <text:p>53,13%</text:p>
          </table:table-cell>
          <table:table-cell office:value-type="percentage" office:value="0.5573" calcext:value-type="percentage">
            <text:p>55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14" calcext:value-type="percentage">
            <text:p>30,14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office:value-type="percentage" office:value="0.5224" calcext:value-type="percentage">
            <text:p>52,24%</text:p>
          </table:table-cell>
          <table:table-cell office:value-type="percentage" office:value="0.51" calcext:value-type="percentage">
            <text:p>5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3239" calcext:value-type="percentage">
            <text:p>32,39%</text:p>
          </table:table-cell>
          <table:table-cell table:number-columns-repeated="2" office:value-type="percentage" office:value="0.2022" calcext:value-type="percentage">
            <text:p>20,22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8463" calcext:value-type="percentage">
            <text:p>28,46%</text:p>
          </table:table-cell>
          <table:table-cell table:style-name="ce1" table:formula="of:=AVERAGE([.D117:.D126])" office:value-type="percentage" office:value="0.27936" calcext:value-type="percentage">
            <text:p>27,94%</text:p>
          </table:table-cell>
          <table:table-cell table:style-name="ce1" table:formula="of:=AVERAGE([.E117:.E126])" office:value-type="percentage" office:value="0.28507" calcext:value-type="percentage">
            <text:p>28,51%</text:p>
          </table:table-cell>
          <table:table-cell table:style-name="ce1" table:number-columns-repeated="2"/>
          <table:table-cell table:style-name="ce1" table:formula="of:=AVERAGE([.H117:.H126])" office:value-type="percentage" office:value="0.59679" calcext:value-type="percentage">
            <text:p>59,68%</text:p>
          </table:table-cell>
          <table:table-cell table:style-name="ce1" table:formula="of:=AVERAGE([.I117:.I126])" office:value-type="percentage" office:value="0.50924" calcext:value-type="percentage">
            <text:p>50,92%</text:p>
          </table:table-cell>
          <table:table-cell table:style-name="ce1" table:formula="of:=AVERAGE([.J117:.J126])" office:value-type="percentage" office:value="0.4719" calcext:value-type="percentage">
            <text:p>47,19%</text:p>
          </table:table-cell>
          <table:table-cell table:style-name="ce1" table:formula="of:=AVERAGE([.K117:.K126])" office:value-type="percentage" office:value="0.4168" calcext:value-type="percentage">
            <text:p>41,6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1748" calcext:value-type="percentage">
            <text:p>17,48%</text:p>
          </table:table-cell>
          <table:table-cell office:value-type="percentage" office:value="0.3307" calcext:value-type="percentage">
            <text:p>33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067" calcext:value-type="percentage">
            <text:p>30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785" calcext:value-type="percentage">
            <text:p>17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73" calcext:value-type="percentage">
            <text:p>17,30%</text:p>
          </table:table-cell>
          <table:table-cell office:value-type="percentage" office:value="0.2023" calcext:value-type="percentage">
            <text:p>20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2075" calcext:value-type="percentage">
            <text:p>20,75%</text:p>
          </table:table-cell>
          <table:table-cell table:number-columns-repeated="2" office:value-type="percentage" office:value="0.1795" calcext:value-type="percentage">
            <text:p>17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605" calcext:value-type="percentage">
            <text:p>26,05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72" calcext:value-type="percentage">
            <text:p>17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483" calcext:value-type="percentage">
            <text:p>14,83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189" calcext:value-type="percentage">
            <text:p>18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508" calcext:value-type="percentage">
            <text:p>25,0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83" calcext:value-type="percentage">
            <text:p>24,83%</text:p>
          </table:table-cell>
          <table:table-cell table:number-columns-repeated="2"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887" calcext:value-type="percentage">
            <text:p>18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" calcext:value-type="percentage">
            <text:p>21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percentage" office:value="0.22682" calcext:value-type="percentage">
            <text:p>22,68%</text:p>
          </table:table-cell>
          <table:table-cell table:style-name="ce1" table:formula="of:=AVERAGE([.D130:.D139])" office:value-type="percentage" office:value="0.2055" calcext:value-type="percentage">
            <text:p>20,55%</text:p>
          </table:table-cell>
          <table:table-cell table:style-name="ce1" table:formula="of:=AVERAGE([.E130:.E139])" office:value-type="percentage" office:value="0.25201" calcext:value-type="percentage">
            <text:p>25,20%</text:p>
          </table:table-cell>
          <table:table-cell table:style-name="ce1" table:number-columns-repeated="2"/>
          <table:table-cell table:style-name="ce1" table:formula="of:=AVERAGE([.H130:.H139])" office:value-type="percentage" office:value="0.44874" calcext:value-type="percentage">
            <text:p>44,87%</text:p>
          </table:table-cell>
          <table:table-cell table:style-name="ce1" table:formula="of:=AVERAGE([.I130:.I139])" office:value-type="percentage" office:value="0.21366" calcext:value-type="percentage">
            <text:p>21,37%</text:p>
          </table:table-cell>
          <table:table-cell table:style-name="ce1" table:formula="of:=AVERAGE([.J130:.J139])" office:value-type="percentage" office:value="0.19431" calcext:value-type="percentage">
            <text:p>19,43%</text:p>
          </table:table-cell>
          <table:table-cell table:style-name="ce1" table:formula="of:=AVERAGE([.K130:.K139])" office:value-type="percentage" office:value="0.22275" calcext:value-type="percentage">
            <text:p>22,2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556" calcext:value-type="percentage">
            <text:p>55,56%</text:p>
          </table:table-cell>
          <table:table-cell table:number-columns-repeated="2" office:value-type="percentage" office:value="0.4556" calcext:value-type="percentage">
            <text:p>45,56%</text:p>
          </table:table-cell>
          <table:table-cell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3356" calcext:value-type="percentage">
            <text:p>33,56%</text:p>
          </table:table-cell>
          <table:table-cell office:value-type="percentage" office:value="0.2778" calcext:value-type="percentage">
            <text:p>27,78%</text:p>
          </table:table-cell>
          <table:table-cell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5711" calcext:value-type="percentage">
            <text:p>57,11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6622" calcext:value-type="percentage">
            <text:p>66,22%</text:p>
          </table:table-cell>
          <table:table-cell office:value-type="percentage" office:value="0.5356" calcext:value-type="percentage">
            <text:p>53,56%</text:p>
          </table:table-cell>
          <table:table-cell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7378" calcext:value-type="percentage">
            <text:p>73,78%</text:p>
          </table:table-cell>
          <table:table-cell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978" calcext:value-type="percentage">
            <text:p>59,78%</text:p>
          </table:table-cell>
          <table:table-cell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44" calcext:value-type="percentage">
            <text:p>42,44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5089" calcext:value-type="percentage">
            <text:p>50,89%</text:p>
          </table:table-cell>
          <table:table-cell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office:value-type="percentage" office:value="0.5689" calcext:value-type="percentage">
            <text:p>56,89%</text:p>
          </table:table-cell>
          <table:table-cell office:value-type="percentage" office:value="0.6111" calcext:value-type="percentage">
            <text:p>61,11%</text:p>
          </table:table-cell>
          <table:table-cell office:value-type="percentage" office:value="0.5911" calcext:value-type="percentage">
            <text:p>59,11%</text:p>
          </table:table-cell>
          <table:table-cell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3178" calcext:value-type="percentage">
            <text:p>31,78%</text:p>
          </table:table-cell>
          <table:table-cell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percentage" office:value="0.54" calcext:value-type="percentage">
            <text:p>54,00%</text:p>
          </table:table-cell>
          <table:table-cell table:style-name="ce1" table:formula="of:=AVERAGE([.D143:.D152])" office:value-type="percentage" office:value="0.51223" calcext:value-type="percentage">
            <text:p>51,22%</text:p>
          </table:table-cell>
          <table:table-cell table:style-name="ce1" table:formula="of:=AVERAGE([.E143:.E152])" office:value-type="percentage" office:value="0.51491" calcext:value-type="percentage">
            <text:p>51,49%</text:p>
          </table:table-cell>
          <table:table-cell table:style-name="ce1" table:number-columns-repeated="2"/>
          <table:table-cell table:style-name="ce1" table:formula="of:=AVERAGE([.H143:.H152])" office:value-type="percentage" office:value="0.10522" calcext:value-type="percentage">
            <text:p>10,52%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53" calcext:value-type="percentage">
            <text:p>5,30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216" calcext:value-type="percentage">
            <text:p>12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75" calcext:value-type="percentage">
            <text:p>3,75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04" calcext:value-type="percentage">
            <text:p>3,04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25" calcext:value-type="percentage">
            <text:p>2,50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0745" calcext:value-type="percentage">
            <text:p>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81" calcext:value-type="percentage">
            <text:p>3,81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784" calcext:value-type="percentage">
            <text:p>7,84%</text:p>
          </table:table-cell>
          <table:table-cell table:number-columns-repeated="2" office:value-type="percentage" office:value="0.1157" calcext:value-type="percentage">
            <text:p>1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565" calcext:value-type="percentage">
            <text:p>5,65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176" calcext:value-type="percentage">
            <text:p>1,76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732" calcext:value-type="percentage">
            <text:p>7,32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61" calcext:value-type="percentage">
            <text:p>6,61%</text:p>
          </table:table-cell>
          <table:table-cell table:number-columns-repeated="2"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6221" calcext:value-type="percentage">
            <text:p>6,22%</text:p>
          </table:table-cell>
          <table:table-cell table:style-name="ce1" table:formula="of:=AVERAGE([.D156:.D165])" office:value-type="percentage" office:value="0.05333" calcext:value-type="percentage">
            <text:p>5,33%</text:p>
          </table:table-cell>
          <table:table-cell table:style-name="ce1" table:formula="of:=AVERAGE([.E156:.E165])" office:value-type="percentage" office:value="0.0491571428571429" calcext:value-type="percentage">
            <text:p>4,92%</text:p>
          </table:table-cell>
          <table:table-cell table:style-name="ce1" table:number-columns-repeated="2"/>
          <table:table-cell table:style-name="ce1" table:formula="of:=AVERAGE([.H156:.H165])" office:value-type="percentage" office:value="0.31411" calcext:value-type="percentage">
            <text:p>31,41%</text:p>
          </table:table-cell>
          <table:table-cell table:style-name="ce1" table:formula="of:=AVERAGE([.I156:.I165])" office:value-type="percentage" office:value="0.13274" calcext:value-type="percentage">
            <text:p>13,27%</text:p>
          </table:table-cell>
          <table:table-cell table:style-name="ce1" table:formula="of:=AVERAGE([.J156:.J165])" office:value-type="percentage" office:value="0.09195" calcext:value-type="percentage">
            <text:p>9,20%</text:p>
          </table:table-cell>
          <table:table-cell table:style-name="ce1" table:formula="of:=AVERAGE([.K156:.K165])" office:value-type="percentage" office:value="0.07196" calcext:value-type="percentage">
            <text:p>7,2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389" calcext:value-type="percentage">
            <text:p>3,89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8" calcext:value-type="percentage">
            <text:p>3,8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44" calcext:value-type="percentage">
            <text:p>3,44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187" calcext:value-type="percentage">
            <text:p>1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867" calcext:value-type="percentage">
            <text:p>8,67%</text:p>
          </table:table-cell>
          <table:table-cell table:number-columns-repeated="2" office:value-type="percentage" office:value="0.0689" calcext:value-type="percentage">
            <text:p>6,89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46" calcext:value-type="percentage">
            <text:p>4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3" calcext:value-type="percentage">
            <text:p>3,00%</text:p>
          </table:table-cell>
          <table:table-cell table:number-columns-repeated="2" office:value-type="percentage" office:value="0.0489" calcext:value-type="percentage">
            <text:p>4,89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247" calcext:value-type="percentage">
            <text:p>2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2" calcext:value-type="percentage">
            <text:p>1,22%</text:p>
          </table:table-cell>
          <table:table-cell office:value-type="percentage" office:value="0.0278" calcext:value-type="percentage">
            <text:p>2,78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147" calcext:value-type="percentage">
            <text:p>1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11" calcext:value-type="percentage">
            <text:p>1,11%</text:p>
          </table:table-cell>
          <table:table-cell office:value-type="percentage" office:value="0.0122" calcext:value-type="percentage">
            <text:p>1,22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773" calcext:value-type="percentage">
            <text:p>7,7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0522" calcext:value-type="percentage">
            <text:p>5,22%</text:p>
          </table:table-cell>
          <table:table-cell table:number-columns-repeated="2" office:value-type="percentage" office:value="0.0433" calcext:value-type="percentage">
            <text:p>4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4" calcext:value-type="percentage">
            <text:p>2,40%</text:p>
          </table:table-cell>
          <table:table-cell table:number-columns-repeated="2" office:value-type="percentage" office:value="0.0233" calcext:value-type="percentage">
            <text:p>2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811" calcext:value-type="percentage">
            <text:p>8,11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" calcext:value-type="percentage">
            <text:p>3,00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089" calcext:value-type="percentage">
            <text:p>0,89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11" calcext:value-type="percentage">
            <text:p>2,11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" calcext:value-type="percentage">
            <text:p>6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44" calcext:value-type="percentage">
            <text:p>3,44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93" calcext:value-type="percentage">
            <text:p>7,9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46" calcext:value-type="percentage">
            <text:p>4,60%</text:p>
          </table:table-cell>
          <table:table-cell table:style-name="ce1" table:formula="of:=AVERAGE([.D169:.D178])" office:value-type="percentage" office:value="0.04188" calcext:value-type="percentage">
            <text:p>4,19%</text:p>
          </table:table-cell>
          <table:table-cell table:style-name="ce1" table:formula="of:=AVERAGE([.E169:.E178])" office:value-type="percentage" office:value="0.0411" calcext:value-type="percentage">
            <text:p>4,11%</text:p>
          </table:table-cell>
          <table:table-cell table:style-name="ce1" table:number-columns-repeated="2"/>
          <table:table-cell table:style-name="ce1" table:formula="of:=AVERAGE([.H169:.H178])" office:value-type="percentage" office:value="0.09019" calcext:value-type="percentage">
            <text:p>9,02%</text:p>
          </table:table-cell>
          <table:table-cell table:style-name="ce1" table:formula="of:=AVERAGE([.I169:.I178])" office:value-type="percentage" office:value="0.047" calcext:value-type="percentage">
            <text:p>4,70%</text:p>
          </table:table-cell>
          <table:table-cell table:style-name="ce1" table:formula="of:=AVERAGE([.J169:.J178])" office:value-type="percentage" office:value="0.04305" calcext:value-type="percentage">
            <text:p>4,31%</text:p>
          </table:table-cell>
          <table:table-cell table:style-name="ce1" table:formula="of:=AVERAGE([.K169:.K178])" office:value-type="percentage" office:value="0.0346714285714286" calcext:value-type="percentage">
            <text:p>3,4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4293" calcext:value-type="percentage">
            <text:p>42,93%</text:p>
          </table:table-cell>
          <table:table-cell office:value-type="percentage" office:value="0.4713" calcext:value-type="percentage">
            <text:p>47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53" calcext:value-type="percentage">
            <text:p>3,53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526" calcext:value-type="percentage">
            <text:p>52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06" calcext:value-type="percentage">
            <text:p>0,60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987" calcext:value-type="percentage">
            <text:p>49,87%</text:p>
          </table:table-cell>
          <table:table-cell office:value-type="percentage" office:value="0.486" calcext:value-type="percentage">
            <text:p>48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207" calcext:value-type="percentage">
            <text:p>2,07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5407" calcext:value-type="percentage">
            <text:p>54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86" calcext:value-type="percentage">
            <text:p>28,60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207" calcext:value-type="percentage">
            <text:p>2,07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4407" calcext:value-type="percentage">
            <text:p>44,0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378" calcext:value-type="percentage">
            <text:p>37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27" calcext:value-type="percentage">
            <text:p>2,2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458" calcext:value-type="percentage">
            <text:p>45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6187" calcext:value-type="percentage">
            <text:p>61,87%</text:p>
          </table:table-cell>
          <table:table-cell office:value-type="percentage" office:value="0.6293" calcext:value-type="percentage">
            <text:p>62,9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4" calcext:value-type="percentage">
            <text:p>4,00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table:number-columns-repeated="2" office:value-type="percentage" office:value="0.5013" calcext:value-type="percentage">
            <text:p>50,13%</text:p>
          </table:table-cell>
          <table:table-cell office:value-type="percentage" office:value="0.5053" calcext:value-type="percentage">
            <text:p>50,5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194" calcext:value-type="percentage">
            <text:p>1,94%</text:p>
          </table:table-cell>
          <table:table-cell table:style-name="ce1" table:formula="of:=AVERAGE([.D182:.D191])" office:value-type="percentage" office:value="0.02227" calcext:value-type="percentage">
            <text:p>2,23%</text:p>
          </table:table-cell>
          <table:table-cell table:style-name="ce1" table:formula="of:=AVERAGE([.E182:.E191])" office:value-type="percentage" office:value="0.0212428571428571" calcext:value-type="percentage">
            <text:p>2,12%</text:p>
          </table:table-cell>
          <table:table-cell table:style-name="ce1" table:number-columns-repeated="2"/>
          <table:table-cell table:style-name="ce1" table:formula="of:=AVERAGE([.H182:.H191])" office:value-type="percentage" office:value="0.48708" calcext:value-type="percentage">
            <text:p>48,71%</text:p>
          </table:table-cell>
          <table:table-cell table:style-name="ce1" table:formula="of:=AVERAGE([.I182:.I191])" office:value-type="percentage" office:value="0.4606" calcext:value-type="percentage">
            <text:p>46,06%</text:p>
          </table:table-cell>
          <table:table-cell table:style-name="ce1" table:formula="of:=AVERAGE([.J182:.J191])" office:value-type="percentage" office:value="0.45893" calcext:value-type="percentage">
            <text:p>45,89%</text:p>
          </table:table-cell>
          <table:table-cell table:style-name="ce1" table:formula="of:=AVERAGE([.K182:.K191])" office:value-type="percentage" office:value="0.506" calcext:value-type="percentage">
            <text:p>50,6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87" calcext:value-type="percentage">
            <text:p>37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33" calcext:value-type="percentage">
            <text:p>20,33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991" calcext:value-type="percentage">
            <text:p>39,91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4454" calcext:value-type="percentage">
            <text:p>44,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/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5278" calcext:value-type="percentage">
            <text:p>52,78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639" calcext:value-type="percentage">
            <text:p>36,39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583" calcext:value-type="percentage">
            <text:p>35,8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269" calcext:value-type="percentage">
            <text:p>22,69%</text:p>
          </table:table-cell>
          <table:table-cell office:value-type="percentage" office:value="0.2019" calcext:value-type="percentage">
            <text:p>20,19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4407" calcext:value-type="percentage">
            <text:p>44,07%</text:p>
          </table:table-cell>
          <table:table-cell table:number-columns-repeated="2" office:value-type="percentage" office:value="0.4685" calcext:value-type="percentage">
            <text:p>46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percentage" office:value="0" calcext:value-type="percentage">
            <text:p>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3046" calcext:value-type="percentage">
            <text:p>30,4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167" calcext:value-type="percentage">
            <text:p>1,67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306" calcext:value-type="percentage">
            <text:p>33,06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75" calcext:value-type="percentage">
            <text:p>75,00%</text:p>
          </table:table-cell>
          <table:table-cell table:style-name="ce1" table:formula="of:=AVERAGE([.D195:.D204])" office:value-type="percentage" office:value="0.10133" calcext:value-type="percentage">
            <text:p>10,13%</text:p>
          </table:table-cell>
          <table:table-cell table:style-name="ce1" table:formula="of:=AVERAGE([.E195:.E204])" office:value-type="percentage" office:value="0.08667" calcext:value-type="percentage">
            <text:p>8,67%</text:p>
          </table:table-cell>
          <table:table-cell table:style-name="ce1" table:number-columns-repeated="2"/>
          <table:table-cell table:style-name="ce1" table:formula="of:=AVERAGE([.H195:.H204])" office:value-type="percentage" office:value="0.37222" calcext:value-type="percentage">
            <text:p>37,22%</text:p>
          </table:table-cell>
          <table:table-cell table:style-name="ce1" table:formula="of:=AVERAGE([.I195:.I204])" office:value-type="percentage" office:value="0.34492" calcext:value-type="percentage">
            <text:p>34,49%</text:p>
          </table:table-cell>
          <table:table-cell table:style-name="ce1" table:formula="of:=AVERAGE([.J195:.J204])" office:value-type="percentage" office:value="0.37382" calcext:value-type="percentage">
            <text:p>37,38%</text:p>
          </table:table-cell>
          <table:table-cell table:style-name="ce1" table:formula="of:=AVERAGE([.K195:.K204])" office:value-type="percentage" office:value="0.361622222222222" calcext:value-type="percentage">
            <text:p>36,1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959.97" calcext:value-type="float">
            <text:p>1959,97</text:p>
          </table:table-cell>
          <table:table-cell table:style-name="ce3" office:value-type="float" office:value="2080.783" calcext:value-type="float">
            <text:p>2080,783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702" calcext:value-type="float">
            <text:p>0,702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44" calcext:value-type="float">
            <text:p>0,6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2381.099" calcext:value-type="float">
            <text:p>2381,099</text:p>
          </table:table-cell>
          <table:table-cell table:style-name="ce3" office:value-type="float" office:value="2378.049" calcext:value-type="float">
            <text:p>2378,049</text:p>
          </table:table-cell>
          <table:table-cell table:style-name="ce3"/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154.417" calcext:value-type="float">
            <text:p>154,417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82" calcext:value-type="float">
            <text:p>0,58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8094.271" calcext:value-type="float">
            <text:p>8094,271</text:p>
          </table:table-cell>
          <table:table-cell table:style-name="ce3" office:value-type="float" office:value="2253.7" calcext:value-type="float">
            <text:p>2253,7</text:p>
          </table:table-cell>
          <table:table-cell table:style-name="ce3"/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1967.381" calcext:value-type="float">
            <text:p>1967,381</text:p>
          </table:table-cell>
          <table:table-cell table:style-name="ce3" office:value-type="float" office:value="1985.3" calcext:value-type="float">
            <text:p>1985,3</text:p>
          </table:table-cell>
          <table:table-cell table:style-name="ce3"/>
          <table:table-cell table:style-name="Default"/>
          <table:table-cell office:value-type="string" calcext:value-type="string">
            <text:p>Airfoil_4</text:p>
          </table:table-cell>
          <table:table-cell table:number-columns-repeated="2" table:style-name="ce3" office:value-type="float" office:value="365.05" calcext:value-type="float">
            <text:p>365,05</text:p>
          </table:table-cell>
          <table:table-cell table:style-name="ce3" office:value-type="float" office:value="0.51" calcext:value-type="float">
            <text:p>0,5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float" office:value="2542.955" calcext:value-type="float">
            <text:p>2542,955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513" calcext:value-type="float">
            <text:p>0,513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office:value-type="float" office:value="2480.298" calcext:value-type="float">
            <text:p>2480,29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497" calcext:value-type="float">
            <text:p>0,497</text:p>
          </table:table-cell>
          <table:table-cell table:style-name="ce3" office:value-type="float" office:value="0.471" calcext:value-type="float">
            <text:p>0,47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office:value-type="float" office:value="2148.68" calcext:value-type="float">
            <text:p>2148,6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764.2" calcext:value-type="float">
            <text:p>2764,2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.578" calcext:value-type="float">
            <text:p>0,57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180.7" calcext:value-type="float">
            <text:p>2180,7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number-columns-repeated="2" table:style-name="ce3" office:value-type="float" office:value="1.02" calcext:value-type="float">
            <text:p>1,02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office:value-type="float" office:value="2325.062" calcext:value-type="float">
            <text:p>2325,062</text:p>
          </table:table-cell>
          <table:table-cell table:style-name="ce3" office:value-type="float" office:value="2607.898" calcext:value-type="float">
            <text:p>2607,898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number-columns-repeated="2" table:style-name="ce3" office:value-type="float" office:value="8.87" calcext:value-type="float">
            <text:p>8,87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906.598" calcext:value-type="float">
            <text:p>2906,598</text:p>
          </table:table-cell>
          <table:table-cell table:style-name="ce4" table:formula="of:=AVERAGE([.D208:.D217])" office:value-type="float" office:value="2321.51857142857" calcext:value-type="float">
            <text:p>2321,51857142857</text:p>
          </table:table-cell>
          <table:table-cell table:style-name="ce4" table:formula="of:=AVERAGE([.E208:.E217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H208:.H217])" office:value-type="float" office:value="39.882" calcext:value-type="float">
            <text:p>39,882</text:p>
          </table:table-cell>
          <table:table-cell table:style-name="ce4" table:formula="of:=AVERAGE([.I208:.I217])" office:value-type="float" office:value="116.1711" calcext:value-type="float">
            <text:p>116,1711</text:p>
          </table:table-cell>
          <table:table-cell table:style-name="ce4" table:formula="of:=AVERAGE([.J208:.J217])" office:value-type="float" office:value="0.5766" calcext:value-type="float">
            <text:p>0,5766</text:p>
          </table:table-cell>
          <table:table-cell table:style-name="ce4" table:formula="of:=AVERAGE([.K208:.K217])" office:value-type="float" office:value="0.613" calcext:value-type="float">
            <text:p>0,61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2643.394" calcext:value-type="float">
            <text:p>2643,394</text:p>
          </table:table-cell>
          <table:table-cell table:style-name="ce3" office:value-type="float" office:value="2822.18" calcext:value-type="float">
            <text:p>2822,18</text:p>
          </table:table-cell>
          <table:table-cell table:style-name="ce3" office:value-type="float" office:value="2738.84" calcext:value-type="float">
            <text:p>2738,84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66" calcext:value-type="float">
            <text:p>0,166</text:p>
          </table:table-cell>
          <table:table-cell table:number-columns-repeated="2" table:style-name="ce3" office:value-type="float" office:value="0.186" calcext:value-type="float">
            <text:p>0,1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777.86" calcext:value-type="float">
            <text:p>1777,86</text:p>
          </table:table-cell>
          <table:table-cell table:style-name="ce3" office:value-type="float" office:value="1681.402" calcext:value-type="float">
            <text:p>1681,402</text:p>
          </table:table-cell>
          <table:table-cell table:style-name="ce3" office:value-type="float" office:value="1575.27" calcext:value-type="float">
            <text:p>1575,27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54" calcext:value-type="float">
            <text:p>0,1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717.662" calcext:value-type="float">
            <text:p>2717,662</text:p>
          </table:table-cell>
          <table:table-cell table:style-name="ce3" office:value-type="float" office:value="2873.295" calcext:value-type="float">
            <text:p>2873,295</text:p>
          </table:table-cell>
          <table:table-cell table:style-name="ce3" office:value-type="float" office:value="2613.98" calcext:value-type="float">
            <text:p>2613,98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25" calcext:value-type="float">
            <text:p>0,2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float" office:value="2838.127" calcext:value-type="float">
            <text:p>2838,127</text:p>
          </table:table-cell>
          <table:table-cell table:style-name="ce3" office:value-type="float" office:value="2864.673" calcext:value-type="float">
            <text:p>2864,673</text:p>
          </table:table-cell>
          <table:table-cell table:style-name="ce3" office:value-type="float" office:value="3583.67" calcext:value-type="float">
            <text:p>3583,67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87" calcext:value-type="float">
            <text:p>0,387</text:p>
          </table:table-cell>
          <table:table-cell table:style-name="ce3" office:value-type="float" office:value="1.312" calcext:value-type="float">
            <text:p>1,312</text:p>
          </table:table-cell>
          <table:table-cell table:style-name="ce3" office:value-type="float" office:value="0.592" calcext:value-type="float">
            <text:p>0,5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office:value-type="float" office:value="2940.683" calcext:value-type="float">
            <text:p>2940,683</text:p>
          </table:table-cell>
          <table:table-cell table:style-name="ce3" office:value-type="float" office:value="4261.522" calcext:value-type="float">
            <text:p>4261,522</text:p>
          </table:table-cell>
          <table:table-cell table:style-name="ce3" office:value-type="float" office:value="4261.52" calcext:value-type="float">
            <text:p>4261,52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99" calcext:value-type="float">
            <text:p>0,299</text:p>
          </table:table-cell>
          <table:table-cell table:style-name="ce3" office:value-type="float" office:value="0.248" calcext:value-type="float">
            <text:p>0,248</text:p>
          </table:table-cell>
          <table:table-cell table:style-name="ce3" office:value-type="float" office:value="0.336" calcext:value-type="float">
            <text:p>0,3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office:value-type="float" office:value="2244.083" calcext:value-type="float">
            <text:p>2244,083</text:p>
          </table:table-cell>
          <table:table-cell table:style-name="ce3" office:value-type="float" office:value="1942.387" calcext:value-type="float">
            <text:p>1942,387</text:p>
          </table:table-cell>
          <table:table-cell table:style-name="ce3" office:value-type="float" office:value="1828.106" calcext:value-type="float">
            <text:p>1828,106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 office:value-type="float" office:value="0.194" calcext:value-type="float">
            <text:p>0,1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office:value-type="float" office:value="1803.192" calcext:value-type="float">
            <text:p>1803,192</text:p>
          </table:table-cell>
          <table:table-cell table:style-name="ce3" office:value-type="float" office:value="1734.66" calcext:value-type="float">
            <text:p>1734,66</text:p>
          </table:table-cell>
          <table:table-cell table:style-name="ce3" office:value-type="float" office:value="1836.5" calcext:value-type="float">
            <text:p>1836,5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office:value-type="float" office:value="4160.28" calcext:value-type="float">
            <text:p>4160,28</text:p>
          </table:table-cell>
          <table:table-cell table:style-name="ce3" office:value-type="float" office:value="3378.105" calcext:value-type="float">
            <text:p>3378,105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298" calcext:value-type="float">
            <text:p>0,29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office:value-type="float" office:value="3491.54" calcext:value-type="float">
            <text:p>3491,54</text:p>
          </table:table-cell>
          <table:table-cell table:style-name="ce3" office:value-type="float" office:value="2648.639" calcext:value-type="float">
            <text:p>2648,639</text:p>
          </table:table-cell>
          <table:table-cell table:style-name="ce3"/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454" calcext:value-type="float">
            <text:p>0,45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office:value-type="float" office:value="3624.69" calcext:value-type="float">
            <text:p>3624,69</text:p>
          </table:table-cell>
          <table:table-cell table:style-name="ce3" office:value-type="float" office:value="3960.618" calcext:value-type="float">
            <text:p>3960,618</text:p>
          </table:table-cell>
          <table:table-cell table:style-name="ce3"/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134" calcext:value-type="float">
            <text:p>0,134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2824.1511" calcext:value-type="float">
            <text:p>2824,1511</text:p>
          </table:table-cell>
          <table:table-cell table:style-name="ce4" table:formula="of:=AVERAGE([.D221:.D230])" office:value-type="float" office:value="2816.7481" calcext:value-type="float">
            <text:p>2816,7481</text:p>
          </table:table-cell>
          <table:table-cell table:style-name="ce4" table:formula="of:=AVERAGE([.E221:.E230])" office:value-type="float" office:value="2633.98371428571" calcext:value-type="float">
            <text:p>2633,98371428571</text:p>
          </table:table-cell>
          <table:table-cell table:style-name="Default"/>
          <table:table-cell table:style-name="ce1"/>
          <table:table-cell table:style-name="ce4" table:formula="of:=AVERAGE([.H221:.H230])" office:value-type="float" office:value="0.165" calcext:value-type="float">
            <text:p>0,165</text:p>
          </table:table-cell>
          <table:table-cell table:style-name="ce4" table:formula="of:=AVERAGE([.I221:.I230])" office:value-type="float" office:value="0.204" calcext:value-type="float">
            <text:p>0,204</text:p>
          </table:table-cell>
          <table:table-cell table:style-name="ce4" table:formula="of:=AVERAGE([.J221:.J230])" office:value-type="float" office:value="0.3617" calcext:value-type="float">
            <text:p>0,3617</text:p>
          </table:table-cell>
          <table:table-cell table:style-name="ce4" table:formula="of:=AVERAGE([.K221:.K230])" office:value-type="float" office:value="0.285333333333333" calcext:value-type="float">
            <text:p>0,28533333333333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69" calcext:value-type="float">
            <text:p>0,00069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/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709" calcext:value-type="float">
            <text:p>0,709</text:p>
          </table:table-cell>
          <table:table-cell table:style-name="ce3" office:value-type="float" office:value="0.858" calcext:value-type="float">
            <text:p>0,85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4" calcext:value-type="float">
            <text:p>0,0004</text:p>
          </table:table-cell>
          <table:table-cell table:style-name="ce10" office:value-type="float" office:value="0.00000145" calcext:value-type="float">
            <text:p>1,45E-06</text:p>
          </table:table-cell>
          <table:table-cell table:style-name="ce10"/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829" calcext:value-type="float">
            <text:p>0,82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32" calcext:value-type="float">
            <text:p>0,0032</text:p>
          </table:table-cell>
          <table:table-cell table:style-name="ce3" office:value-type="float" office:value="0.0033" calcext:value-type="float">
            <text:p>0,0033</text:p>
          </table:table-cell>
          <table:table-cell table:style-name="ce3"/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602" calcext:value-type="float">
            <text:p>0,602</text:p>
          </table:table-cell>
          <table:table-cell table:style-name="ce3" office:value-type="float" office:value="0.758" calcext:value-type="float">
            <text:p>0,75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2" calcext:value-type="float">
            <text:p>0,00062</text:p>
          </table:table-cell>
          <table:table-cell table:style-name="ce3" office:value-type="float" office:value="0.00043" calcext:value-type="float">
            <text:p>0,00043</text:p>
          </table:table-cell>
          <table:table-cell table:style-name="ce3"/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82" calcext:value-type="float">
            <text:p>0,582</text:p>
          </table:table-cell>
          <table:table-cell table:style-name="ce3" office:value-type="float" office:value="0.964" calcext:value-type="float">
            <text:p>0,96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039" calcext:value-type="float">
            <text:p>0,00039</text:p>
          </table:table-cell>
          <table:table-cell table:style-name="ce3" office:value-type="float" office:value="0.00023" calcext:value-type="float">
            <text:p>0,00023</text:p>
          </table:table-cell>
          <table:table-cell table:style-name="ce3"/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float" office:value="0.728" calcext:value-type="float">
            <text:p>0,728</text:p>
          </table:table-cell>
          <table:table-cell table:style-name="ce3" office:value-type="float" office:value="0.78" calcext:value-type="float">
            <text:p>0,7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073" calcext:value-type="float">
            <text:p>0,00073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/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531" calcext:value-type="float">
            <text:p>0,53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ce3" office:value-type="float" office:value="0.00046" calcext:value-type="float">
            <text:p>0,00046</text:p>
          </table:table-cell>
          <table:table-cell table:style-name="ce3"/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0.6969" calcext:value-type="float">
            <text:p>0,6969</text:p>
          </table:table-cell>
          <table:table-cell table:style-name="ce3" office:value-type="float" office:value="0.753" calcext:value-type="float">
            <text:p>0,75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018" calcext:value-type="float">
            <text:p>0,00018</text:p>
          </table:table-cell>
          <table:table-cell table:style-name="ce3"/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6487" calcext:value-type="float">
            <text:p>0,648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021" calcext:value-type="float">
            <text:p>0,00021</text:p>
          </table:table-cell>
          <table:table-cell table:style-name="ce3" office:value-type="float" office:value="0.00019" calcext:value-type="float">
            <text:p>0,00019</text:p>
          </table:table-cell>
          <table:table-cell table:style-name="ce3"/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511" calcext:value-type="float">
            <text:p>0,511</text:p>
          </table:table-cell>
          <table:table-cell table:style-name="ce3" office:value-type="float" office:value="0.459" calcext:value-type="float">
            <text:p>0,45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office:value-type="float" office:value="0.00024" calcext:value-type="float">
            <text:p>0,00024</text:p>
          </table:table-cell>
          <table:table-cell table:style-name="ce3"/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1.024" calcext:value-type="float">
            <text:p>1,02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804" calcext:value-type="float">
            <text:p>0,000804</text:p>
          </table:table-cell>
          <table:table-cell table:style-name="ce4" table:formula="of:=AVERAGE([.D234:.D243])" office:value-type="float" office:value="0.001012145" calcext:value-type="float">
            <text:p>0,001012145</text:p>
          </table:table-cell>
          <table:table-cell table:style-name="ce4" table:formula="of:=AVERAGE([.E234:.E243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H234:.H243])" office:value-type="float" office:value="1.153" calcext:value-type="float">
            <text:p>1,153</text:p>
          </table:table-cell>
          <table:table-cell table:style-name="ce4" table:formula="of:=AVERAGE([.I234:.I243])" office:value-type="float" office:value="0.63539" calcext:value-type="float">
            <text:p>0,63539</text:p>
          </table:table-cell>
          <table:table-cell table:style-name="ce4" table:formula="of:=AVERAGE([.J234:.J243])" office:value-type="float" office:value="0.76047" calcext:value-type="float">
            <text:p>0,76047</text:p>
          </table:table-cell>
          <table:table-cell table:style-name="ce4" table:formula="of:=AVERAGE([.K234:.K243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0839" calcext:value-type="float">
            <text:p>0,0839</text:p>
          </table:table-cell>
          <table:table-cell table:style-name="ce3"/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2.322" calcext:value-type="float">
            <text:p>2,32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0.0553" calcext:value-type="float">
            <text:p>0,0553</text:p>
          </table:table-cell>
          <table:table-cell table:style-name="ce3"/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100.294" calcext:value-type="float">
            <text:p>100,294</text:p>
          </table:table-cell>
          <table:table-cell table:style-name="ce3" office:value-type="float" office:value="0.611" calcext:value-type="float">
            <text:p>0,61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/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600.621" calcext:value-type="float">
            <text:p>600,621</text:p>
          </table:table-cell>
          <table:table-cell table:style-name="ce3" office:value-type="float" office:value="3.51" calcext:value-type="float">
            <text:p>3,5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944" calcext:value-type="float">
            <text:p>0,0944</text:p>
          </table:table-cell>
          <table:table-cell table:style-name="ce3" office:value-type="float" office:value="0.0904" calcext:value-type="float">
            <text:p>0,0904</text:p>
          </table:table-cell>
          <table:table-cell table:style-name="ce3"/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3.04" calcext:value-type="float">
            <text:p>3,04</text:p>
          </table:table-cell>
          <table:table-cell table:style-name="ce3" office:value-type="float" office:value="1.593" calcext:value-type="float">
            <text:p>1,59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/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 office:value-type="float" office:value="2.061" calcext:value-type="float">
            <text:p>2,06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94.876" calcext:value-type="float">
            <text:p>94,876</text:p>
          </table:table-cell>
          <table:table-cell table:style-name="ce3" office:value-type="float" office:value="0.0608" calcext:value-type="float">
            <text:p>0,0608</text:p>
          </table:table-cell>
          <table:table-cell table:style-name="ce3"/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36.455" calcext:value-type="float">
            <text:p>36,455</text:p>
          </table:table-cell>
          <table:table-cell table:style-name="ce3" office:value-type="float" office:value="1.293" calcext:value-type="float">
            <text:p>1,29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5" calcext:value-type="float">
            <text:p>0,035</text:p>
          </table:table-cell>
          <table:table-cell table:style-name="ce3" office:value-type="float" office:value="0.0361" calcext:value-type="float">
            <text:p>0,0361</text:p>
          </table:table-cell>
          <table:table-cell table:style-name="ce3"/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918" calcext:value-type="float">
            <text:p>2,918</text:p>
          </table:table-cell>
          <table:table-cell table:style-name="ce3" office:value-type="float" office:value="4.893" calcext:value-type="float">
            <text:p>4,89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16" calcext:value-type="float">
            <text:p>0,0716</text:p>
          </table:table-cell>
          <table:table-cell table:style-name="ce3" office:value-type="float" office:value="0.0683" calcext:value-type="float">
            <text:p>0,0683</text:p>
          </table:table-cell>
          <table:table-cell table:style-name="ce3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.319" calcext:value-type="float">
            <text:p>5,31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48" calcext:value-type="float">
            <text:p>0,148</text:p>
          </table:table-cell>
          <table:table-cell table:style-name="ce3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6.165" calcext:value-type="float">
            <text:p>6,165</text:p>
          </table:table-cell>
          <table:table-cell table:style-name="ce3" office:value-type="float" office:value="7.01" calcext:value-type="float">
            <text:p>7,0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office:value-type="float" office:value="4.55" calcext:value-type="float">
            <text:p>4,55</text:p>
          </table:table-cell>
          <table:table-cell table:style-name="ce3" office:value-type="float" office:value="0.072" calcext:value-type="float">
            <text:p>0,072</text:p>
          </table:table-cell>
          <table:table-cell table:style-name="ce3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9.47" calcext:value-type="float">
            <text:p>9,47</text:p>
          </table:table-cell>
          <table:table-cell table:style-name="ce3" office:value-type="float" office:value="2.68" calcext:value-type="float">
            <text:p>2,6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10.0176" calcext:value-type="float">
            <text:p>10,0176</text:p>
          </table:table-cell>
          <table:table-cell table:style-name="ce4" table:formula="of:=AVERAGE([.D247:.D256])" office:value-type="float" office:value="0.08658" calcext:value-type="float">
            <text:p>0,08658</text:p>
          </table:table-cell>
          <table:table-cell table:style-name="ce4" table:formula="of:=AVERAGE([.E247:.E256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H247:.H256])" office:value-type="float" office:value="1.9622" calcext:value-type="float">
            <text:p>1,9622</text:p>
          </table:table-cell>
          <table:table-cell table:style-name="ce4" table:formula="of:=AVERAGE([.I247:.I256])" office:value-type="float" office:value="97.6932" calcext:value-type="float">
            <text:p>97,6932</text:p>
          </table:table-cell>
          <table:table-cell table:style-name="ce4" table:formula="of:=AVERAGE([.J247:.J256])" office:value-type="float" office:value="3.1292" calcext:value-type="float">
            <text:p>3,1292</text:p>
          </table:table-cell>
          <table:table-cell table:style-name="ce4" table:formula="of:=AVERAGE([.K247:.K256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2221.997" calcext:value-type="float">
            <text:p>2221,997</text:p>
          </table:table-cell>
          <table:table-cell table:style-name="ce3" office:value-type="float" office:value="635.727" calcext:value-type="float">
            <text:p>635,727</text:p>
          </table:table-cell>
          <table:table-cell table:style-name="ce3" office:value-type="float" office:value="1055.237" calcext:value-type="float">
            <text:p>1055,237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46" calcext:value-type="float">
            <text:p>0,246</text:p>
          </table:table-cell>
          <table:table-cell table:style-name="ce3" office:value-type="float" office:value="0.2396" calcext:value-type="float">
            <text:p>0,23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float" office:value="2381.797" calcext:value-type="float">
            <text:p>2381,797</text:p>
          </table:table-cell>
          <table:table-cell table:style-name="ce3" office:value-type="float" office:value="1254.467" calcext:value-type="float">
            <text:p>1254,467</text:p>
          </table:table-cell>
          <table:table-cell table:style-name="ce3" office:value-type="float" office:value="1065.24" calcext:value-type="float">
            <text:p>1065,24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9" calcext:value-type="float">
            <text:p>0,259</text:p>
          </table:table-cell>
          <table:table-cell table:style-name="ce3" office:value-type="float" office:value="0.272" calcext:value-type="float">
            <text:p>0,272</text:p>
          </table:table-cell>
          <table:table-cell table:style-name="ce3" office:value-type="float" office:value="0.345" calcext:value-type="float">
            <text:p>0,34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office:value-type="float" office:value="1848.778" calcext:value-type="float">
            <text:p>1848,778</text:p>
          </table:table-cell>
          <table:table-cell table:number-columns-repeated="2" table:style-name="ce3" office:value-type="float" office:value="958.515" calcext:value-type="float">
            <text:p>958,515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327" calcext:value-type="float">
            <text:p>0,327</text:p>
          </table:table-cell>
          <table:table-cell table:style-name="ce3" office:value-type="float" office:value="4.624" calcext:value-type="float">
            <text:p>4,624</text:p>
          </table:table-cell>
          <table:table-cell table:style-name="ce3" office:value-type="float" office:value="0.757" calcext:value-type="float">
            <text:p>0,75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office:value-type="float" office:value="3024.183" calcext:value-type="float">
            <text:p>3024,183</text:p>
          </table:table-cell>
          <table:table-cell table:style-name="ce3" office:value-type="float" office:value="1073.072" calcext:value-type="float">
            <text:p>1073,072</text:p>
          </table:table-cell>
          <table:table-cell table:style-name="ce3" office:value-type="float" office:value="1351.043" calcext:value-type="float">
            <text:p>1351,043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391" calcext:value-type="float">
            <text:p>1,391</text:p>
          </table:table-cell>
          <table:table-cell table:style-name="ce3" office:value-type="float" office:value="5.258" calcext:value-type="float">
            <text:p>5,25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office:value-type="float" office:value="2741.197" calcext:value-type="float">
            <text:p>2741,197</text:p>
          </table:table-cell>
          <table:table-cell table:style-name="ce3" office:value-type="float" office:value="1299.893" calcext:value-type="float">
            <text:p>1299,893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88" calcext:value-type="float">
            <text:p>0,188</text:p>
          </table:table-cell>
          <table:table-cell table:style-name="ce3" office:value-type="float" office:value="0.267" calcext:value-type="float">
            <text:p>0,267</text:p>
          </table:table-cell>
          <table:table-cell table:style-name="ce3" office:value-type="float" office:value="0.208" calcext:value-type="float">
            <text:p>0,2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office:value-type="float" office:value="2516.46" calcext:value-type="float">
            <text:p>2516,46</text:p>
          </table:table-cell>
          <table:table-cell table:style-name="ce3" office:value-type="float" office:value="1454.885" calcext:value-type="float">
            <text:p>1454,885</text:p>
          </table:table-cell>
          <table:table-cell table:style-name="ce3"/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81" calcext:value-type="float">
            <text:p>0,181</text:p>
          </table:table-cell>
          <table:table-cell table:number-columns-repeated="2" table:style-name="ce3" office:value-type="float" office:value="0.211" calcext:value-type="float">
            <text:p>0,2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office:value-type="float" office:value="2238.47" calcext:value-type="float">
            <text:p>2238,47</text:p>
          </table:table-cell>
          <table:table-cell table:style-name="ce3" office:value-type="float" office:value="1092.129" calcext:value-type="float">
            <text:p>1092,129</text:p>
          </table:table-cell>
          <table:table-cell table:style-name="ce3"/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93" calcext:value-type="float">
            <text:p>0,193</text:p>
          </table:table-cell>
          <table:table-cell table:style-name="ce3" office:value-type="float" office:value="0.175" calcext:value-type="float">
            <text:p>0,1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office:value-type="float" office:value="2084.52" calcext:value-type="float">
            <text:p>2084,52</text:p>
          </table:table-cell>
          <table:table-cell table:style-name="ce3" office:value-type="float" office:value="1077.405" calcext:value-type="float">
            <text:p>1077,405</text:p>
          </table:table-cell>
          <table:table-cell table:style-name="ce3"/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56" calcext:value-type="float">
            <text:p>0,356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office:value-type="float" office:value="2547.56" calcext:value-type="float">
            <text:p>2547,56</text:p>
          </table:table-cell>
          <table:table-cell table:style-name="ce3" office:value-type="float" office:value="623.97" calcext:value-type="float">
            <text:p>623,97</text:p>
          </table:table-cell>
          <table:table-cell table:style-name="ce3"/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195" calcext:value-type="float">
            <text:p>0,195</text:p>
          </table:table-cell>
          <table:table-cell table:style-name="ce3" office:value-type="float" office:value="0.204" calcext:value-type="float">
            <text:p>0,20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office:value-type="float" office:value="1560.25" calcext:value-type="float">
            <text:p>1560,25</text:p>
          </table:table-cell>
          <table:table-cell table:style-name="ce3" office:value-type="float" office:value="666.38967" calcext:value-type="float">
            <text:p>666,38967</text:p>
          </table:table-cell>
          <table:table-cell table:style-name="ce3"/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08" calcext:value-type="float">
            <text:p>0,308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2316.5212" calcext:value-type="float">
            <text:p>2316,5212</text:p>
          </table:table-cell>
          <table:table-cell table:style-name="ce4" table:formula="of:=AVERAGE([.D260:.D269])" office:value-type="float" office:value="1013.645267" calcext:value-type="float">
            <text:p>1013,645267</text:p>
          </table:table-cell>
          <table:table-cell table:style-name="ce4" table:formula="of:=AVERAGE([.E260:.E269])" office:value-type="float" office:value="1107.50875" calcext:value-type="float">
            <text:p>1107,50875</text:p>
          </table:table-cell>
          <table:table-cell table:style-name="Default"/>
          <table:table-cell table:style-name="ce1"/>
          <table:table-cell table:style-name="ce4" table:formula="of:=AVERAGE([.H260:.H269])" office:value-type="float" office:value="0.366" calcext:value-type="float">
            <text:p>0,366</text:p>
          </table:table-cell>
          <table:table-cell table:style-name="ce4" table:formula="of:=AVERAGE([.I260:.I269])" office:value-type="float" office:value="0.3386" calcext:value-type="float">
            <text:p>0,3386</text:p>
          </table:table-cell>
          <table:table-cell table:style-name="ce4" table:formula="of:=AVERAGE([.J260:.J269])" office:value-type="float" office:value="0.8061" calcext:value-type="float">
            <text:p>0,8061</text:p>
          </table:table-cell>
          <table:table-cell table:style-name="ce4" table:formula="of:=AVERAGE([.K260:.K269])" office:value-type="float" office:value="1.02765714285714" calcext:value-type="float">
            <text:p>1,0276571428571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4719" calcext:value-type="float">
            <text:p>0,4719</text:p>
          </table:table-cell>
          <table:table-cell table:style-name="ce3" office:value-type="float" office:value="0.507" calcext:value-type="float">
            <text:p>0,507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office:value-type="float" office:value="8.702" calcext:value-type="float">
            <text:p>8,702</text:p>
          </table:table-cell>
          <table:table-cell table:style-name="ce3" office:value-type="float" office:value="8.649" calcext:value-type="float">
            <text:p>8,649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office:value-type="float" office:value="1.066" calcext:value-type="float">
            <text:p>1,066</text:p>
          </table:table-cell>
          <table:table-cell table:style-name="ce3" office:value-type="float" office:value="0.8782" calcext:value-type="float">
            <text:p>0,8782</text:p>
          </table:table-cell>
          <table:table-cell table:style-name="ce3" office:value-type="float" office:value="0.967" calcext:value-type="float">
            <text:p>0,967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office:value-type="float" office:value="7.401" calcext:value-type="float">
            <text:p>7,401</text:p>
          </table:table-cell>
          <table:table-cell table:style-name="ce3" office:value-type="float" office:value="7.393" calcext:value-type="float">
            <text:p>7,39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314" calcext:value-type="float">
            <text:p>0,314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office:value-type="float" office:value="8.912" calcext:value-type="float">
            <text:p>8,912</text:p>
          </table:table-cell>
          <table:table-cell table:style-name="ce3" office:value-type="float" office:value="8.944" calcext:value-type="float">
            <text:p>8,94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462" calcext:value-type="float">
            <text:p>0,462</text:p>
          </table:table-cell>
          <table:table-cell table:style-name="ce3" office:value-type="float" office:value="0.769" calcext:value-type="float">
            <text:p>0,769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7.51" calcext:value-type="float">
            <text:p>7,51</text:p>
          </table:table-cell>
          <table:table-cell table:style-name="ce3" office:value-type="float" office:value="7.615" calcext:value-type="float">
            <text:p>7,61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0.762" calcext:value-type="float">
            <text:p>0,762</text:p>
          </table:table-cell>
          <table:table-cell table:style-name="ce3" office:value-type="float" office:value="1.865" calcext:value-type="float">
            <text:p>1,865</text:p>
          </table:table-cell>
          <table:table-cell table:style-name="ce3" office:value-type="float" office:value="1.267" calcext:value-type="float">
            <text:p>1,267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7.246" calcext:value-type="float">
            <text:p>7,246</text:p>
          </table:table-cell>
          <table:table-cell table:style-name="ce3" office:value-type="float" office:value="7.195" calcext:value-type="float">
            <text:p>7,19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office:value-type="float" office:value="0.169" calcext:value-type="float">
            <text:p>0,169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68" calcext:value-type="float">
            <text:p>0,168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office:value-type="float" office:value="7.84" calcext:value-type="float">
            <text:p>7,84</text:p>
          </table:table-cell>
          <table:table-cell table:style-name="ce3" office:value-type="float" office:value="7.881" calcext:value-type="float">
            <text:p>7,8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123" calcext:value-type="float">
            <text:p>1,123</text:p>
          </table:table-cell>
          <table:table-cell table:number-columns-repeated="2" table:style-name="ce3" office:value-type="float" office:value="1.027" calcext:value-type="float">
            <text:p>1,027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office:value-type="float" office:value="100.371" calcext:value-type="float">
            <text:p>100,371</text:p>
          </table:table-cell>
          <table:table-cell table:style-name="ce3" office:value-type="float" office:value="9.1981" calcext:value-type="float">
            <text:p>9,19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office:value-type="float" office:value="18.731" calcext:value-type="float">
            <text:p>18,731</text:p>
          </table:table-cell>
          <table:table-cell table:style-name="ce3" office:value-type="float" office:value="1.405" calcext:value-type="float">
            <text:p>1,405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office:value-type="float" office:value="7.617" calcext:value-type="float">
            <text:p>7,617</text:p>
          </table:table-cell>
          <table:table-cell table:style-name="ce3" office:value-type="float" office:value="7.4748" calcext:value-type="float">
            <text:p>7,474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15" calcext:value-type="float">
            <text:p>0,315</text:p>
          </table:table-cell>
          <table:table-cell table:style-name="ce3"/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office:value-type="float" office:value="6.579" calcext:value-type="float">
            <text:p>6,579</text:p>
          </table:table-cell>
          <table:table-cell table:style-name="ce3" office:value-type="float" office:value="6.58614" calcext:value-type="float">
            <text:p>6,5861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/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office:value-type="float" office:value="7.139" calcext:value-type="float">
            <text:p>7,139</text:p>
          </table:table-cell>
          <table:table-cell table:style-name="ce3" office:value-type="float" office:value="7.189" calcext:value-type="float">
            <text:p>7,1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float" office:value="2.3862" calcext:value-type="float">
            <text:p>2,3862</text:p>
          </table:table-cell>
          <table:table-cell table:style-name="ce4" table:formula="of:=AVERAGE([.D273:.D282])" office:value-type="float" office:value="0.72581" calcext:value-type="float">
            <text:p>0,72581</text:p>
          </table:table-cell>
          <table:table-cell table:style-name="ce4" table:formula="of:=AVERAGE([.E273:.E282])" office:value-type="float" office:value="0.717" calcext:value-type="float">
            <text:p>0,717</text:p>
          </table:table-cell>
          <table:table-cell table:style-name="Default"/>
          <table:table-cell table:style-name="ce1"/>
          <table:table-cell table:style-name="ce4" table:formula="of:=AVERAGE([.H273:.H282])" office:value-type="float" office:value="15.357" calcext:value-type="float">
            <text:p>15,357</text:p>
          </table:table-cell>
          <table:table-cell table:style-name="ce4" table:formula="of:=AVERAGE([.I273:.I282])" office:value-type="float" office:value="16.9317" calcext:value-type="float">
            <text:p>16,9317</text:p>
          </table:table-cell>
          <table:table-cell table:style-name="ce4" table:formula="of:=AVERAGE([.J273:.J282])" office:value-type="float" office:value="7.812504" calcext:value-type="float">
            <text:p>7,812504</text:p>
          </table:table-cell>
          <table:table-cell table:style-name="ce4" table:formula="of:=AVERAGE([.K273:.K282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283" calcext:value-type="float">
            <text:p>0,283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541" calcext:value-type="float">
            <text:p>0,541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408" calcext:value-type="float">
            <text:p>0,408</text:p>
          </table:table-cell>
          <table:table-cell table:style-name="ce3" office:value-type="float" office:value="0.406" calcext:value-type="float">
            <text:p>0,40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2" calcext:value-type="float">
            <text:p>0,0852</text:p>
          </table:table-cell>
          <table:table-cell table:number-columns-repeated="2" table:style-name="ce3" office:value-type="float" office:value="0.0831" calcext:value-type="float">
            <text:p>0,0831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2817" calcext:value-type="float">
            <text:p>0,281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66" calcext:value-type="float">
            <text:p>0,0566</text:p>
          </table:table-cell>
          <table:table-cell table:style-name="ce3" office:value-type="float" office:value="0.418" calcext:value-type="float">
            <text:p>0,418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/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346" calcext:value-type="float">
            <text:p>0,346</text:p>
          </table:table-cell>
          <table:table-cell table:style-name="ce3" office:value-type="float" office:value="0.2438" calcext:value-type="float">
            <text:p>0,24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483" calcext:value-type="float">
            <text:p>0,0483</text:p>
          </table:table-cell>
          <table:table-cell table:style-name="ce3" office:value-type="float" office:value="0.0569" calcext:value-type="float">
            <text:p>0,0569</text:p>
          </table:table-cell>
          <table:table-cell table:style-name="ce3"/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91" calcext:value-type="float">
            <text:p>0,391</text:p>
          </table:table-cell>
          <table:table-cell table:style-name="ce3" office:value-type="float" office:value="0.30447" calcext:value-type="float">
            <text:p>0,304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/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433" calcext:value-type="float">
            <text:p>0,433</text:p>
          </table:table-cell>
          <table:table-cell table:style-name="ce3" office:value-type="float" office:value="0.2085" calcext:value-type="float">
            <text:p>0,20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205" calcext:value-type="float">
            <text:p>0,205</text:p>
          </table:table-cell>
          <table:table-cell table:style-name="ce3" office:value-type="float" office:value="0.0987" calcext:value-type="float">
            <text:p>0,0987</text:p>
          </table:table-cell>
          <table:table-cell table:style-name="ce3"/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357" calcext:value-type="float">
            <text:p>0,35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39" calcext:value-type="float">
            <text:p>0,0339</text:p>
          </table:table-cell>
          <table:table-cell table:style-name="ce3" office:value-type="float" office:value="0.0447" calcext:value-type="float">
            <text:p>0,0447</text:p>
          </table:table-cell>
          <table:table-cell table:style-name="ce3"/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4197" calcext:value-type="float">
            <text:p>0,419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29" calcext:value-type="float">
            <text:p>0,0529</text:p>
          </table:table-cell>
          <table:table-cell table:style-name="ce3" office:value-type="float" office:value="0.03" calcext:value-type="float">
            <text:p>0,03</text:p>
          </table:table-cell>
          <table:table-cell table:style-name="ce3"/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/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445" calcext:value-type="float">
            <text:p>0,445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float" office:value="0.12036" calcext:value-type="float">
            <text:p>0,12036</text:p>
          </table:table-cell>
          <table:table-cell table:style-name="ce4" table:formula="of:=AVERAGE([.D286:.D295])" office:value-type="float" office:value="0.16994" calcext:value-type="float">
            <text:p>0,16994</text:p>
          </table:table-cell>
          <table:table-cell table:style-name="ce4" table:formula="of:=AVERAGE([.E286:.E295])" office:value-type="float" office:value="0.31205" calcext:value-type="float">
            <text:p>0,31205</text:p>
          </table:table-cell>
          <table:table-cell table:style-name="Default"/>
          <table:table-cell table:style-name="ce1"/>
          <table:table-cell table:style-name="ce4" table:formula="of:=AVERAGE([.H286:.H295])" office:value-type="float" office:value="0.179" calcext:value-type="float">
            <text:p>0,179</text:p>
          </table:table-cell>
          <table:table-cell table:style-name="ce4" table:formula="of:=AVERAGE([.I286:.I295])" office:value-type="float" office:value="0.39227" calcext:value-type="float">
            <text:p>0,39227</text:p>
          </table:table-cell>
          <table:table-cell table:style-name="ce4" table:formula="of:=AVERAGE([.J286:.J295])" office:value-type="float" office:value="0.29418375" calcext:value-type="float">
            <text:p>0,29418375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office:value-type="float" office:value="4.5957" calcext:value-type="float">
            <text:p>4,5957</text:p>
          </table:table-cell>
          <table:table-cell table:style-name="ce3" office:value-type="float" office:value="4.699" calcext:value-type="float">
            <text:p>4,699</text:p>
          </table:table-cell>
          <table:table-cell table:style-name="ce3"/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office:value-type="float" office:value="196.747" calcext:value-type="float">
            <text:p>196,747</text:p>
          </table:table-cell>
          <table:table-cell table:style-name="ce3" office:value-type="float" office:value="2.369" calcext:value-type="float">
            <text:p>2,36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5.731" calcext:value-type="float">
            <text:p>5,731</text:p>
          </table:table-cell>
          <table:table-cell table:style-name="ce3" office:value-type="float" office:value="5.716" calcext:value-type="float">
            <text:p>5,716</text:p>
          </table:table-cell>
          <table:table-cell table:style-name="ce3"/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office:value-type="float" office:value="134.361" calcext:value-type="float">
            <text:p>134,361</text:p>
          </table:table-cell>
          <table:table-cell table:style-name="ce3" office:value-type="float" office:value="7.539" calcext:value-type="float">
            <text:p>7,53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5.222" calcext:value-type="float">
            <text:p>5,222</text:p>
          </table:table-cell>
          <table:table-cell table:style-name="ce3" office:value-type="float" office:value="4.106" calcext:value-type="float">
            <text:p>4,106</text:p>
          </table:table-cell>
          <table:table-cell table:style-name="ce3"/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office:value-type="float" office:value="95.779" calcext:value-type="float">
            <text:p>95,779</text:p>
          </table:table-cell>
          <table:table-cell table:style-name="ce3" office:value-type="float" office:value="61.9" calcext:value-type="float">
            <text:p>61,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office:value-type="float" office:value="6.345" calcext:value-type="float">
            <text:p>6,345</text:p>
          </table:table-cell>
          <table:table-cell table:style-name="ce3" office:value-type="float" office:value="7.138" calcext:value-type="float">
            <text:p>7,138</text:p>
          </table:table-cell>
          <table:table-cell table:style-name="ce3"/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office:value-type="float" office:value="174.92" calcext:value-type="float">
            <text:p>174,92</text:p>
          </table:table-cell>
          <table:table-cell table:style-name="ce3" office:value-type="float" office:value="5.381" calcext:value-type="float">
            <text:p>5,3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8.485" calcext:value-type="float">
            <text:p>8,485</text:p>
          </table:table-cell>
          <table:table-cell table:style-name="ce3" office:value-type="float" office:value="7.602" calcext:value-type="float">
            <text:p>7,602</text:p>
          </table:table-cell>
          <table:table-cell table:style-name="ce3"/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office:value-type="float" office:value="134.108" calcext:value-type="float">
            <text:p>134,108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office:value-type="float" office:value="9.18" calcext:value-type="float">
            <text:p>9,18</text:p>
          </table:table-cell>
          <table:table-cell table:style-name="ce3" office:value-type="float" office:value="8.767" calcext:value-type="float">
            <text:p>8,767</text:p>
          </table:table-cell>
          <table:table-cell table:style-name="ce3"/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office:value-type="float" office:value="99.487" calcext:value-type="float">
            <text:p>99,487</text:p>
          </table:table-cell>
          <table:table-cell table:style-name="ce3" office:value-type="float" office:value="4.779" calcext:value-type="float">
            <text:p>4,77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office:value-type="float" office:value="4.041" calcext:value-type="float">
            <text:p>4,041</text:p>
          </table:table-cell>
          <table:table-cell table:style-name="ce3" office:value-type="float" office:value="3.967" calcext:value-type="float">
            <text:p>3,967</text:p>
          </table:table-cell>
          <table:table-cell table:style-name="ce3"/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110.13" calcext:value-type="float">
            <text:p>110,13</text:p>
          </table:table-cell>
          <table:table-cell table:style-name="ce3" office:value-type="float" office:value="39.049" calcext:value-type="float">
            <text:p>39,04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5.703" calcext:value-type="float">
            <text:p>5,703</text:p>
          </table:table-cell>
          <table:table-cell table:style-name="ce3" office:value-type="float" office:value="6.074" calcext:value-type="float">
            <text:p>6,074</text:p>
          </table:table-cell>
          <table:table-cell table:style-name="ce3"/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office:value-type="float" office:value="138.855" calcext:value-type="float">
            <text:p>138,855</text:p>
          </table:table-cell>
          <table:table-cell table:style-name="ce3" office:value-type="float" office:value="70.079" calcext:value-type="float">
            <text:p>70,07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3.597" calcext:value-type="float">
            <text:p>3,597</text:p>
          </table:table-cell>
          <table:table-cell table:style-name="ce3" office:value-type="float" office:value="3.023" calcext:value-type="float">
            <text:p>3,023</text:p>
          </table:table-cell>
          <table:table-cell table:style-name="ce3"/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office:value-type="float" office:value="154.42" calcext:value-type="float">
            <text:p>154,42</text:p>
          </table:table-cell>
          <table:table-cell table:style-name="ce3" office:value-type="float" office:value="97.981" calcext:value-type="float">
            <text:p>97,9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5.335" calcext:value-type="float">
            <text:p>5,335</text:p>
          </table:table-cell>
          <table:table-cell table:style-name="ce3" office:value-type="float" office:value="4.897" calcext:value-type="float">
            <text:p>4,897</text:p>
          </table:table-cell>
          <table:table-cell table:style-name="ce3"/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office:value-type="float" office:value="176.468" calcext:value-type="float">
            <text:p>176,468</text:p>
          </table:table-cell>
          <table:table-cell table:style-name="ce3" office:value-type="float" office:value="110.715" calcext:value-type="float">
            <text:p>110,71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float" office:value="5.82347" calcext:value-type="float">
            <text:p>5,82347</text:p>
          </table:table-cell>
          <table:table-cell table:style-name="ce4" table:formula="of:=AVERAGE([.D299:.D308])" office:value-type="float" office:value="5.5989" calcext:value-type="float">
            <text:p>5,5989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99:.H308])" office:value-type="float" office:value="151.261" calcext:value-type="float">
            <text:p>151,261</text:p>
          </table:table-cell>
          <table:table-cell table:style-name="ce4" table:formula="of:=AVERAGE([.I299:.I308])" office:value-type="float" office:value="141.5275" calcext:value-type="float">
            <text:p>141,5275</text:p>
          </table:table-cell>
          <table:table-cell table:style-name="ce4" table:formula="of:=AVERAGE([.J299:.J308])" office:value-type="float" office:value="40.1209" calcext:value-type="float">
            <text:p>40,1209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office:value-type="float" office:value="192.44" calcext:value-type="float">
            <text:p>192,44</text:p>
          </table:table-cell>
          <table:table-cell table:style-name="ce3" office:value-type="float" office:value="51.45" calcext:value-type="float">
            <text:p>51,45</text:p>
          </table:table-cell>
          <table:table-cell table:style-name="ce3"/>
          <table:table-cell table:style-name="Default"/>
          <table:table-cell office:value-type="string" calcext:value-type="string">
            <text:p>Page-blocks_1</text:p>
          </table:table-cell>
          <table:table-cell office:value-type="percentage" office:value="0.1207" calcext:value-type="percentage">
            <text:p>12,07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office:value-type="float" office:value="272.872" calcext:value-type="float">
            <text:p>272,872</text:p>
          </table:table-cell>
          <table:table-cell table:style-name="ce3" office:value-type="float" office:value="56.97" calcext:value-type="float">
            <text:p>56,97</text:p>
          </table:table-cell>
          <table:table-cell table:style-name="ce3"/>
          <table:table-cell table:style-name="Default"/>
          <table:table-cell office:value-type="string" calcext:value-type="string">
            <text:p>Page-blocks_2</text:p>
          </table:table-cell>
          <table:table-cell office:value-type="percentage" office:value="0.0859" calcext:value-type="percentage">
            <text:p>8,5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office:value-type="float" office:value="130.294" calcext:value-type="float">
            <text:p>130,294</text:p>
          </table:table-cell>
          <table:table-cell table:style-name="ce3" office:value-type="float" office:value="29.838" calcext:value-type="float">
            <text:p>29,838</text:p>
          </table:table-cell>
          <table:table-cell table:style-name="ce3"/>
          <table:table-cell table:style-name="Default"/>
          <table:table-cell office:value-type="string" calcext:value-type="string">
            <text:p>Page-blocks_3</text:p>
          </table:table-cell>
          <table:table-cell office:value-type="percentage" office:value="0.0986" calcext:value-type="percentage">
            <text:p>9,86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office:value-type="float" office:value="147.253" calcext:value-type="float">
            <text:p>147,253</text:p>
          </table:table-cell>
          <table:table-cell table:style-name="ce3" office:value-type="float" office:value="92.862" calcext:value-type="float">
            <text:p>92,862</text:p>
          </table:table-cell>
          <table:table-cell table:style-name="ce3"/>
          <table:table-cell table:style-name="Default"/>
          <table:table-cell office:value-type="string" calcext:value-type="string">
            <text:p>Page-blocks_4</text:p>
          </table:table-cell>
          <table:table-cell office:value-type="percentage" office:value="0.1243" calcext:value-type="percentage">
            <text:p>12,43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office:value-type="float" office:value="230.477" calcext:value-type="float">
            <text:p>230,477</text:p>
          </table:table-cell>
          <table:table-cell table:style-name="ce3" office:value-type="float" office:value="6.939" calcext:value-type="float">
            <text:p>6,939</text:p>
          </table:table-cell>
          <table:table-cell table:style-name="ce3"/>
          <table:table-cell table:style-name="Default"/>
          <table:table-cell office:value-type="string" calcext:value-type="string">
            <text:p>Page-blocks_5</text:p>
          </table:table-cell>
          <table:table-cell office:value-type="percentage" office:value="0.0951" calcext:value-type="percentage">
            <text:p>9,51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office:value-type="float" office:value="283.46" calcext:value-type="float">
            <text:p>283,46</text:p>
          </table:table-cell>
          <table:table-cell table:style-name="ce3" office:value-type="float" office:value="7.425" calcext:value-type="float">
            <text:p>7,425</text:p>
          </table:table-cell>
          <table:table-cell table:style-name="ce3"/>
          <table:table-cell table:style-name="Default"/>
          <table:table-cell office:value-type="string" calcext:value-type="string">
            <text:p>Page-blocks_6</text:p>
          </table:table-cell>
          <table:table-cell office:value-type="percentage" office:value="0.0932" calcext:value-type="percentage">
            <text:p>9,32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office:value-type="float" office:value="193.8" calcext:value-type="float">
            <text:p>193,8</text:p>
          </table:table-cell>
          <table:table-cell table:style-name="ce3" office:value-type="float" office:value="8.902" calcext:value-type="float">
            <text:p>8,902</text:p>
          </table:table-cell>
          <table:table-cell table:style-name="ce3"/>
          <table:table-cell table:style-name="Default"/>
          <table:table-cell office:value-type="string" calcext:value-type="string">
            <text:p>Page-blocks_7</text:p>
          </table:table-cell>
          <table:table-cell office:value-type="percentage" office:value="0.0841" calcext:value-type="percentage">
            <text:p>8,41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office:value-type="float" office:value="133.455" calcext:value-type="float">
            <text:p>133,455</text:p>
          </table:table-cell>
          <table:table-cell table:style-name="ce3" office:value-type="float" office:value="76.295" calcext:value-type="float">
            <text:p>76,295</text:p>
          </table:table-cell>
          <table:table-cell table:style-name="ce3"/>
          <table:table-cell table:style-name="Default"/>
          <table:table-cell office:value-type="string" calcext:value-type="string">
            <text:p>Page-blocks_8</text:p>
          </table:table-cell>
          <table:table-cell office:value-type="percentage" office:value="0.0914" calcext:value-type="percentage">
            <text:p>9,14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office:value-type="float" office:value="146.62" calcext:value-type="float">
            <text:p>146,62</text:p>
          </table:table-cell>
          <table:table-cell table:style-name="ce3" office:value-type="float" office:value="4.49572" calcext:value-type="float">
            <text:p>4,49572</text:p>
          </table:table-cell>
          <table:table-cell table:style-name="ce3"/>
          <table:table-cell table:style-name="Default"/>
          <table:table-cell office:value-type="string" calcext:value-type="string">
            <text:p>Page-blocks_9</text:p>
          </table:table-cell>
          <table:table-cell office:value-type="percentage" office:value="0.1079" calcext:value-type="percentage">
            <text:p>10,7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office:value-type="float" office:value="235.43" calcext:value-type="float">
            <text:p>235,43</text:p>
          </table:table-cell>
          <table:table-cell table:style-name="ce3" office:value-type="float" office:value="5.19082" calcext:value-type="float">
            <text:p>5,19082</text:p>
          </table:table-cell>
          <table:table-cell table:style-name="ce3"/>
          <table:table-cell table:style-name="Default"/>
          <table:table-cell office:value-type="string" calcext:value-type="string">
            <text:p>Page-blocks_10</text:p>
          </table:table-cell>
          <table:table-cell office:value-type="percentage" office:value="0.1079" calcext:value-type="percentage">
            <text:p>10,7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float" office:value="196.6101" calcext:value-type="float">
            <text:p>196,6101</text:p>
          </table:table-cell>
          <table:table-cell table:style-name="ce4" table:formula="of:=AVERAGE([.D312:.D321])" office:value-type="float" office:value="34.036754" calcext:value-type="float">
            <text:p>34,036754</text:p>
          </table:table-cell>
          <table:table-cell table:style-name="ce4"/>
          <table:table-cell table:style-name="Default"/>
          <table:table-cell table:style-name="ce1"/>
          <table:table-cell table:style-name="ce1" table:formula="of:=AVERAGE([.H312:.H321])" office:value-type="percentage" office:value="0.10091" calcext:value-type="percentage">
            <text:p>10,09%</text:p>
          </table:table-cell>
          <table:table-cell table:style-name="ce1" table:formula="of:=AVERAGE([.I312:.I321])" office:value-type="string" office:string-value="" calcext:value-type="error">
            <text:p>#DIV/0!</text:p>
          </table:table-cell>
          <table:table-cell table:style-name="ce1" table:formula="of:=AVERAGE([.J312:.J321])" office:value-type="string" office:string-value="" calcext:value-type="error">
            <text:p>#DIV/0!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1429" calcext:value-type="percentage">
            <text:p>14,29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.0714" calcext:value-type="percentage">
            <text:p>7,14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2595" calcext:value-type="percentage">
            <text:p>25,95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9" calcext:value-type="percentage">
            <text:p>31,90%</text:p>
          </table:table-cell>
          <table:table-cell office:value-type="percentage" office:value="0.2857" calcext:value-type="percentage">
            <text:p>28,57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143" calcext:value-type="percentage">
            <text:p>21,43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5" calcext:value-type="percentage">
            <text:p>15,00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405" calcext:value-type="percentage">
            <text:p>14,05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429" calcext:value-type="percentage">
            <text:p>14,29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571" calcext:value-type="percentage">
            <text:p>35,71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76" calcext:value-type="percentage">
            <text:p>14,76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25309" calcext:value-type="percentage">
            <text:p>25,31%</text:p>
          </table:table-cell>
          <table:table-cell table:style-name="ce1" table:formula="of:=AVERAGE([.C325:.C334])" office:value-type="percentage" office:value="0.21261" calcext:value-type="percentage">
            <text:p>21,26%</text:p>
          </table:table-cell>
          <table:table-cell table:style-name="ce1" table:formula="of:=AVERAGE([.D325:.D334])" office:value-type="percentage" office:value="0.19119" calcext:value-type="percentage">
            <text:p>19,12%</text:p>
          </table:table-cell>
          <table:table-cell table:style-name="ce1"/>
          <table:table-cell table:style-name="Default" table:number-columns-repeated="9"/>
          <table:table-cell table:number-columns-repeated="1010"/>
        </table:table-row>
      </table:table>
      <table:table table:name="FINAL" table:style-name="ta1">
        <table:table-column table:style-name="co6" table:default-cell-style-name="Default"/>
        <table:table-column table:style-name="co7" table:default-cell-style-name="ce15"/>
        <table:table-column table:style-name="co2" table:number-columns-repeated="7" table:default-cell-style-name="ce15"/>
        <table:table-column table:style-name="co2" table:number-columns-repeated="1015" table:default-cell-style-name="Default"/>
        <table:table-row table:style-name="ro1">
          <table:table-cell/>
          <table:table-cell table:style-name="Default"/>
          <table:table-cell table:style-name="ce14" office:value-type="string" calcext:value-type="string" table:number-columns-spanned="6" table:number-rows-spanned="1">
            <text:p>CLASSIFICATION DATASETS</text:p>
          </table:table-cell>
          <table:covered-table-cell table:number-columns-repeated="5" table:style-name="Default"/>
          <table:table-cell table:style-name="Default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331" calcext:value-type="percentage">
            <text:p>33,31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276" calcext:value-type="percentage">
            <text:p>22,7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265" calcext:value-type="percentage">
            <text:p>12,65%</text:p>
          </table:table-cell>
          <table:table-cell office:value-type="percentage" office:value="0.1324" calcext:value-type="percentage">
            <text:p>13,2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449" calcext:value-type="percentage">
            <text:p>34,49%</text:p>
          </table:table-cell>
          <table:table-cell office:value-type="percentage" office:value="0.3738" calcext:value-type="percentage">
            <text:p>37,3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office:value-type="percentage" office:value="0.4977" calcext:value-type="percentage">
            <text:p>49,77%</text:p>
          </table:table-cell>
          <table:table-cell office:value-type="percentage" office:value="0.4898" calcext:value-type="percentage">
            <text:p>48,9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617" calcext:value-type="percentage">
            <text:p>36,1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4921" calcext:value-type="percentage">
            <text:p>49,2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787" calcext:value-type="percentage">
            <text:p>17,8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office:value-type="percentage" office:value="0.0477" calcext:value-type="percentage">
            <text:p>4,77%</text:p>
          </table:table-cell>
          <table:table-cell office:value-type="percentage" office:value="0.0462" calcext:value-type="percentage">
            <text:p>4,6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0771" calcext:value-type="percentage">
            <text:p>7,7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25" calcext:value-type="percentage">
            <text:p>28,25%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679" calcext:value-type="percentage">
            <text:p>16,7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378" calcext:value-type="percentage">
            <text:p>23,7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1" calcext:value-type="percentage">
            <text:p>5,21%</text:p>
          </table:table-cell>
          <table:table-cell office:value-type="percentage" office:value="0.0568" calcext:value-type="percentage">
            <text:p>5,6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598" calcext:value-type="percentage">
            <text:p>25,9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51" calcext:value-type="percentage">
            <text:p>28,5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5092" calcext:value-type="percentage">
            <text:p>50,92%</text:p>
          </table:table-cell>
          <table:table-cell office:value-type="percentage" office:value="0.4719" calcext:value-type="percentage">
            <text:p>47,1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055" calcext:value-type="percentage">
            <text:p>20,55%</text:p>
          </table:table-cell>
          <table:table-cell office:value-type="percentage" office:value="0.252" calcext:value-type="percentage">
            <text:p>25,2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943" calcext:value-type="percentage">
            <text:p>19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E</text:p>
          </table:table-cell>
          <table:table-cell office:value-type="percentage" office:value="0.6007" calcext:value-type="percentage">
            <text:p>60,07%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5122" calcext:value-type="percentage">
            <text:p>51,22%</text:p>
          </table:table-cell>
          <table:table-cell office:value-type="percentage" office:value="0.5149" calcext:value-type="percentage">
            <text:p>51,4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533" calcext:value-type="percentage">
            <text:p>5,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72" calcext:value-type="percentage">
            <text:p>7,2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411" calcext:value-type="percentage">
            <text:p>4,1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431" calcext:value-type="percentage">
            <text:p>4,3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223" calcext:value-type="percentage">
            <text:p>2,2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4606" calcext:value-type="percentage">
            <text:p>46,06%</text:p>
          </table:table-cell>
          <table:table-cell office:value-type="percentage" office:value="0.4589" calcext:value-type="percentage">
            <text:p>45,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4033" calcext:value-type="percentage">
            <text:p>40,33%</text:p>
          </table:table-cell>
          <table:table-cell office:value-type="percentage" office:value="0.1013" calcext:value-type="percentage">
            <text:p>10,13%</text:p>
          </table:table-cell>
          <table:table-cell office:value-type="percentage" office:value="0.0867" calcext:value-type="percentage">
            <text:p>8,67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3" table:formula="of:=AVERAGE([.B3:.B32])" office:value-type="percentage" office:value="0.313836666666667" calcext:value-type="percentage">
            <text:p>31,38%</text:p>
          </table:table-cell>
          <table:table-cell table:style-name="ce23" table:formula="of:=AVERAGE([.C3:.C32])" office:value-type="percentage" office:value="0.27046" calcext:value-type="percentage">
            <text:p>27,05%</text:p>
          </table:table-cell>
          <table:table-cell table:style-name="ce23" table:formula="of:=AVERAGE([.D3:.D32])" office:value-type="percentage" office:value="0.223206666666667" calcext:value-type="percentage">
            <text:p>22,32%</text:p>
          </table:table-cell>
          <table:table-cell table:style-name="ce23" table:formula="of:=AVERAGE([.E3:.E32])" office:value-type="percentage" office:value="0.222704545454545" calcext:value-type="percentage">
            <text:p>22,27%</text:p>
          </table:table-cell>
          <table:table-cell table:style-name="ce23" table:number-columns-repeated="4"/>
          <table:table-cell table:style-name="ce22"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14" office:value-type="string" calcext:value-type="string" table:number-columns-spanned="5" table:number-rows-spanned="1">
            <text:p>REGRESSION DATASET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H38]" office:value-type="float" office:value="7.37172661870504" calcext:value-type="float">
            <text:p>7,37172661870504</text:p>
          </table:table-cell>
          <table:table-cell table:style-name="Default" table:formula="of:=2906.598/417" office:value-type="float" office:value="6.97025899280576" calcext:value-type="float">
            <text:p>6,97025899280576</text:p>
          </table:table-cell>
          <table:table-cell table:style-name="Default" table:formula="of:=2321.519/417" office:value-type="float" office:value="5.56719184652278" calcext:value-type="float">
            <text:p>5,56719184652278</text:p>
          </table:table-cell>
          <table:table-cell table:style-name="Default" table:number-columns-repeated="3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formula="of:=116.17/150" office:value-type="float" office:value="0.774466666666667" calcext:value-type="float">
            <text:p>0,774466666666667</text:p>
          </table:table-cell>
          <table:table-cell table:style-name="Default" table:formula="of:=0.5766/150" office:value-type="float" office:value="0.003844" calcext:value-type="float">
            <text:p>0,003844</text:p>
          </table:table-cell>
          <table:table-cell table:style-name="Default" table:number-columns-repeated="3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formula="of:=2824.15/33" office:value-type="float" office:value="85.580303030303" calcext:value-type="float">
            <text:p>85,580303030303</text:p>
          </table:table-cell>
          <table:table-cell table:style-name="Default" table:formula="of:=2816.748/33" office:value-type="float" office:value="85.356" calcext:value-type="float">
            <text:p>85,356</text:p>
          </table:table-cell>
          <table:table-cell table:style-name="Default" table:number-columns-repeated="3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formula="of:=0.204/9" office:value-type="float" office:value="0.0226666666666667" calcext:value-type="float">
            <text:p>0,0226666666666667</text:p>
          </table:table-cell>
          <table:table-cell table:style-name="Default" table:formula="of:=0.3617/9" office:value-type="float" office:value="0.0401888888888889" calcext:value-type="float">
            <text:p>0,0401888888888889</text:p>
          </table:table-cell>
          <table:table-cell table:style-name="Default" table:number-columns-repeated="3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formula="of:=0.000804/4" office:value-type="float" office:value="0.000201" calcext:value-type="float">
            <text:p>0,000201</text:p>
          </table:table-cell>
          <table:table-cell table:style-name="Default" table:formula="of:=0.00101/4" office:value-type="float" office:value="0.0002525" calcext:value-type="float">
            <text:p>0,0002525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formula="of:=0.63539/103" office:value-type="float" office:value="0.00616883495145631" calcext:value-type="float">
            <text:p>0,00616883495145631</text:p>
          </table:table-cell>
          <table:table-cell table:style-name="Default" table:formula="of:=0.76047/103" office:value-type="float" office:value="0.00738320388349515" calcext:value-type="float">
            <text:p>0,00738320388349515</text:p>
          </table:table-cell>
          <table:table-cell table:style-name="Default" table:number-columns-repeated="3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formula="of:=5.82/36" office:value-type="float" office:value="0.161666666666667" calcext:value-type="float">
            <text:p>0,161666666666667</text:p>
          </table:table-cell>
          <table:table-cell table:style-name="Default" table:formula="of:=5.5989/36" office:value-type="float" office:value="0.155525" calcext:value-type="float">
            <text:p>0,155525</text:p>
          </table:table-cell>
          <table:table-cell table:style-name="Default" table:number-columns-repeated="3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formula="of:=7.6932/4" office:value-type="float" office:value="1.9233" calcext:value-type="float">
            <text:p>1,9233</text:p>
          </table:table-cell>
          <table:table-cell table:style-name="Default" table:formula="of:=3.129/4" office:value-type="float" office:value="0.78225" calcext:value-type="float">
            <text:p>0,78225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formula="of:=2316.52/50" office:value-type="float" office:value="46.3304" calcext:value-type="float">
            <text:p>46,3304</text:p>
          </table:table-cell>
          <table:table-cell table:style-name="Default" table:formula="of:=1013.645/50" office:value-type="float" office:value="20.2729" calcext:value-type="float">
            <text:p>20,2729</text:p>
          </table:table-cell>
          <table:table-cell table:style-name="Default" table:number-columns-repeated="3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formula="of:=0.3386/25" office:value-type="float" office:value="0.013544" calcext:value-type="float">
            <text:p>0,013544</text:p>
          </table:table-cell>
          <table:table-cell table:style-name="Default" table:formula="of:=0.8061/25" office:value-type="float" office:value="0.032244" calcext:value-type="float">
            <text:p>0,032244</text:p>
          </table:table-cell>
          <table:table-cell table:style-name="Default" table:number-columns-repeated="3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formula="of:=2.3862/6" office:value-type="float" office:value="0.3977" calcext:value-type="float">
            <text:p>0,3977</text:p>
          </table:table-cell>
          <table:table-cell table:style-name="Default" table:formula="of:=0.726/6" office:value-type="float" office:value="0.121" calcext:value-type="float">
            <text:p>0,121</text:p>
          </table:table-cell>
          <table:table-cell table:style-name="Default" table:number-columns-repeated="3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formula="of:=141.53/104" office:value-type="float" office:value="1.36086538461538" calcext:value-type="float">
            <text:p>1,36086538461538</text:p>
          </table:table-cell>
          <table:table-cell table:style-name="Default" table:formula="of:=40.1209/104" office:value-type="float" office:value="0.385777884615385" calcext:value-type="float">
            <text:p>0,385777884615385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formula="of:=0.12036/7" office:value-type="float" office:value="0.0171942857142857" calcext:value-type="float">
            <text:p>0,0171942857142857</text:p>
          </table:table-cell>
          <table:table-cell table:style-name="Default" table:formula="of:=0.16994/7" office:value-type="float" office:value="0.0242771428571429" calcext:value-type="float">
            <text:p>0,0242771428571429</text:p>
          </table:table-cell>
          <table:table-cell table:style-name="Default" table:number-columns-repeated="3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formula="of:=16.9317/217" office:value-type="float" office:value="0.078026267281106" calcext:value-type="float">
            <text:p>0,078026267281106</text:p>
          </table:table-cell>
          <table:table-cell table:style-name="Default" table:formula="of:=7.8125/217" office:value-type="float" office:value="0.0360023041474654" calcext:value-type="float">
            <text:p>0,0360023041474654</text:p>
          </table:table-cell>
          <table:table-cell table:style-name="Default" table:number-columns-repeated="3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formula="of:=196.61/104" office:value-type="float" office:value="1.89048076923077" calcext:value-type="float">
            <text:p>1,89048076923077</text:p>
          </table:table-cell>
          <table:table-cell table:style-name="Default" table:formula="of:=34.037/104" office:value-type="float" office:value="0.327278846153846" calcext:value-type="float">
            <text:p>0,327278846153846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formula="of:=0.392/160" office:value-type="float" office:value="0.00245" calcext:value-type="float">
            <text:p>0,00245</text:p>
          </table:table-cell>
          <table:table-cell table:style-name="Default" table:formula="of:=0.294/160" office:value-type="float" office:value="0.0018375" calcext:value-type="float">
            <text:p>0,0018375</text:p>
          </table:table-cell>
          <table:table-cell table:style-name="Default" table:number-columns-repeated="3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2" table:formula="of:=AVERAGE([.B38:.B53])" office:value-type="float" office:value="9.41604766792652" calcext:value-type="float">
            <text:p>9,41604766792652</text:p>
          </table:table-cell>
          <table:table-cell table:style-name="ce22" table:formula="of:=AVERAGE([.C38:.C53])" office:value-type="float" office:value="9.09560578530636" calcext:value-type="float">
            <text:p>9,09560578530636</text:p>
          </table:table-cell>
          <table:table-cell table:style-name="ce22" table:formula="of:=AVERAGE([.D38:.D53])" office:value-type="float" office:value="7.06962206981681" calcext:value-type="float">
            <text:p>7,06962206981681</text:p>
          </table:table-cell>
          <table:table-cell table:style-name="ce22" table:formula="of:=AVERAGE([.E38:.E53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2-02T17:18:50.507828989</dc:date>
    <meta:editing-duration>P9DT4H58M51S</meta:editing-duration>
    <meta:editing-cycles>4233</meta:editing-cycles>
    <meta:generator>LibreOffice/7.3.7.2$Linux_X86_64 LibreOffice_project/30$Build-2</meta:generator>
    <meta:document-statistic meta:table-count="2" meta:cell-count="2929" meta:object-count="0"/>
  </office:meta>
</office:document-meta>
</file>